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Heading_20_3" style:list-style-name="List_20_1">
      <style:text-properties fo:background-color="#ffff00"/>
    </style:style>
    <style:style style:name="P7" style:family="paragraph" style:parent-style-name="Text_20_body">
      <style:text-properties fo:background-color="#ffff00"/>
    </style:style>
    <style:style style:name="P8" style:family="paragraph" style:parent-style-name="Standard">
      <style:paragraph-properties fo:margin-left="0cm" fo:margin-right="0cm" fo:text-indent="0cm" style:auto-text-indent="false"/>
      <style:text-properties fo:language="cs" fo:country="CZ"/>
    </style:style>
    <style:style style:name="P9" style:family="paragraph" style:parent-style-name="Standard">
      <style:paragraph-properties fo:margin-left="0cm" fo:margin-right="0cm" fo:text-indent="0cm" style:auto-text-indent="false"/>
      <style:text-properties fo:language="cs" fo:country="CZ" fo:background-color="#ffff00"/>
    </style:style>
    <style:style style:name="P10" style:family="paragraph" style:parent-style-name="Heading_20_2">
      <style:text-properties fo:language="cs" fo:country="CZ"/>
    </style:style>
    <style:style style:name="P11" style:family="paragraph" style:parent-style-name="Heading_20_1">
      <style:text-properties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fo:background-color="#ffff00"/>
    </style:style>
    <style:style style:name="P15" style:family="paragraph" style:parent-style-name="Text_20_body">
      <style:text-properties fo:language="cs" fo:country="CZ"/>
    </style:style>
    <style:style style:name="P16" style:family="paragraph" style:parent-style-name="Text_20_body">
      <style:paragraph-properties fo:text-align="justify" style:justify-single-word="false"/>
      <style:text-properties fo:language="cs" fo:country="CZ" fo:font-style="normal" style:font-style-asian="normal" style:font-style-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style>
    <style:style style:name="P20" style:family="paragraph" style:parent-style-name="Standard">
      <style:text-properties fo:background-color="#ffff00"/>
    </style:style>
    <style:style style:name="P21" style:family="paragraph" style:parent-style-name="Standard">
      <style:paragraph-properties fo:text-align="start" style:justify-single-word="false"/>
    </style:style>
    <style:style style:name="P22" style:family="paragraph" style:parent-style-name="Standard">
      <style:text-properties fo:language="cs" fo:country="CZ"/>
    </style:style>
    <style:style style:name="P23" style:family="paragraph" style:parent-style-name="Standard">
      <style:paragraph-properties fo:margin-left="0cm" fo:margin-right="0cm" fo:text-indent="0cm" style:auto-text-indent="false"/>
      <style:text-properties fo:language="cs" fo:country="CZ"/>
    </style:style>
    <style:style style:name="P24" style:family="paragraph" style:parent-style-name="Standard">
      <style:paragraph-properties fo:margin-left="0cm" fo:margin-right="0cm" fo:text-indent="0cm" style:auto-text-indent="false"/>
      <style:text-properties fo:language="cs" fo:country="CZ" fo:background-color="#ffff00"/>
    </style:style>
    <style:style style:name="P25"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ize-complex="11pt" style:font-style-complex="normal"/>
    </style:style>
    <style:style style:name="P27"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8" style:family="paragraph" style:parent-style-name="Code">
      <style:paragraph-properties fo:margin-top="0cm" fo:margin-bottom="0.499cm" fo:text-align="start" style:justify-single-word="false"/>
      <style:text-properties fo:font-style="normal" style:font-style-asian="normal" style:font-style-complex="normal"/>
    </style:style>
    <style:style style:name="P29" style:family="paragraph" style:parent-style-name="Code">
      <style:paragraph-properties fo:margin-top="0cm" fo:margin-bottom="0.499cm" fo:text-align="start" style:justify-single-word="false"/>
      <style:text-properties fo:font-style="normal" fo:background-color="#ffff00" style:font-style-asian="normal" style:font-name-complex="Verdana" style:font-style-complex="normal"/>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5">
      <style:text-properties fo:font-style="italic" style:font-style-asian="italic" style:font-style-complex="italic"/>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11"/>
    <style:style style:name="P42" style:family="paragraph" style:parent-style-name="Heading_20_1">
      <style:text-properties fo:font-style="normal" style:font-style-asian="normal" style:font-style-complex="normal"/>
    </style:style>
    <style:style style:name="P43" style:family="paragraph" style:parent-style-name="Heading_20_1" style:list-style-name="List_20_1">
      <style:text-properties fo:font-style="normal" style:font-style-asian="normal" style:font-style-complex="normal"/>
    </style:style>
    <style:style style:name="P44" style:family="paragraph" style:parent-style-name="Heading_20_1" style:list-style-name="List_20_1"/>
    <style:style style:name="P45" style:family="paragraph" style:parent-style-name="Heading_20_1" style:list-style-name="List_20_1">
      <style:paragraph-properties fo:break-before="page"/>
    </style:style>
    <style:style style:name="P46" style:family="paragraph" style:parent-style-name="Heading_20_2">
      <style:text-properties fo:language="cs" fo:country="CZ"/>
    </style:style>
    <style:style style:name="P47" style:family="paragraph" style:parent-style-name="Heading_20_2" style:list-style-name="List_20_1">
      <style:text-properties fo:language="cs" fo:country="CZ"/>
    </style:style>
    <style:style style:name="P48" style:family="paragraph" style:parent-style-name="Heading_20_2" style:list-style-name="List_20_1"/>
    <style:style style:name="P49" style:family="paragraph" style:parent-style-name="Text_20_body" style:list-style-name="L1"/>
    <style:style style:name="P50" style:family="paragraph" style:parent-style-name="Text_20_body" style:list-style-name="L9"/>
    <style:style style:name="P51" style:family="paragraph" style:parent-style-name="Text_20_body" style:list-style-name="L10"/>
    <style:style style:name="P52" style:family="paragraph" style:parent-style-name="Heading_20_4" style:list-style-name="List_20_1"/>
    <style:style style:name="P53" style:family="paragraph" style:parent-style-name="Heading_20_4" style:list-style-name="List_20_1">
      <style:text-properties fo:language="cs" fo:country="CZ"/>
    </style:style>
    <style:style style:name="P54" style:family="paragraph" style:parent-style-name="Heading_20_3" style:list-style-name="List_20_1"/>
    <style:style style:name="P55" style:family="paragraph" style:parent-style-name="Heading_20_3" style:list-style-name="List_20_1">
      <style:text-properties fo:background-color="#ffff00"/>
    </style:style>
    <style:style style:name="P56" style:family="paragraph" style:parent-style-name="Heading_20_5" style:list-style-name="List_20_1"/>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language="cs" fo:country="CZ"/>
    </style:style>
    <style:style style:name="T7" style:family="text">
      <style:text-properties fo:font-weight="bold" style:font-weight-asian="bold" style:font-weight-complex="bold"/>
    </style:style>
    <style:style style:name="T8" style:family="text">
      <style:text-properties style:font-name-complex="Verdana"/>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style:font-name="Liberation Seri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text:id="ct458433952">
          <text:format-change>
            <office:change-info>
              <dc:creator>Martin Andersen</dc:creator>
              <dc:date>2009-07-02T11:31:00</dc:date>
            </office:change-info>
          </text:format-change>
        </text:changed-region>
        <text:changed-region text:id="ct458465024">
          <text:insertion>
            <office:change-info>
              <dc:creator>Martin Andersen</dc:creator>
              <dc:date>2009-07-02T10:40:00</dc:date>
            </office:change-info>
          </text:insertion>
        </text:changed-region>
        <text:changed-region text:id="ct458464768">
          <text:insertion>
            <office:change-info>
              <dc:creator>Martin Andersen</dc:creator>
              <dc:date>2009-07-02T09:41:00</dc:date>
            </office:change-info>
          </text:insertion>
        </text:changed-region>
        <text:changed-region text:id="ct458466160">
          <text:format-change>
            <office:change-info>
              <dc:creator>Martin Andersen</dc:creator>
              <dc:date>2009-07-02T09:45:00</dc:date>
            </office:change-info>
          </text:format-change>
        </text:changed-region>
        <text:changed-region text:id="ct458466256">
          <text:deletion>
            <office:change-info>
              <dc:creator>Martin Andersen</dc:creator>
              <dc:date>2009-07-02T09:40:00</dc:date>
            </office:change-info>
            <text:p text:style-name="Text_20_body"><text:span text:style-name="DataType"><text:span text:style-name="T1"><text:s/></text:span></text:span></text:p>
          </text:deletion>
        </text:changed-region>
        <text:changed-region text:id="ct458466480">
          <text:format-change>
            <office:change-info>
              <dc:creator>Martin Andersen</dc:creator>
              <dc:date>2009-07-02T09:45:00</dc:date>
            </office:change-info>
          </text:format-change>
        </text:changed-region>
        <text:changed-region text:id="ct458465120">
          <text:deletion>
            <office:change-info>
              <dc:creator>Martin Andersen</dc:creator>
              <dc:date>2009-07-02T11:27:00</dc:date>
            </office:change-info>
            <text:p text:style-name="P1">s</text:p>
          </text:deletion>
        </text:changed-region>
        <text:changed-region text:id="ct458465616">
          <text:deletion>
            <office:change-info>
              <dc:creator>Martin Andersen</dc:creator>
              <dc:date>2009-07-02T11:27:00</dc:date>
            </office:change-info>
            <text:p text:style-name="P1">public main sections</text:p>
          </text:deletion>
        </text:changed-region>
        <text:changed-region text:id="ct458385680">
          <text:deletion>
            <office:change-info>
              <dc:creator>Martin Andersen</dc:creator>
              <dc:date>2009-07-02T11:28:00</dc:date>
            </office:change-info>
            <text:p text:style-name="Text_20_body"><text:span text:style-name="DataType">JobIdentification</text:span></text:p>
          </text:deletion>
        </text:changed-region>
        <text:changed-region text:id="ct458465216">
          <text:insertion>
            <office:change-info>
              <dc:creator>Martin Andersen</dc:creator>
              <dc:date>2009-07-02T22:05:00</dc:date>
            </office:change-info>
          </text:insertion>
        </text:changed-region>
        <text:changed-region text:id="ct458385824">
          <text:deletion>
            <office:change-info>
              <dc:creator>Martin Andersen</dc:creator>
              <dc:date>2009-07-02T11:29:00</dc:date>
            </office:change-info>
            <text:p text:style-name="Text_20_body"><text:span text:style-name="DataType">Application</text:span></text:p>
          </text:deletion>
        </text:changed-region>
        <text:changed-region text:id="ct41497424">
          <text:insertion>
            <office:change-info>
              <dc:creator>Martin Andersen</dc:creator>
              <dc:date>2009-07-02T22:05:00</dc:date>
            </office:change-info>
          </text:insertion>
        </text:changed-region>
        <text:changed-region text:id="ct458467600">
          <text:deletion>
            <office:change-info>
              <dc:creator>Martin Andersen</dc:creator>
              <dc:date>2009-07-02T11:30:00</dc:date>
            </office:change-info>
            <text:p text:style-name="Text_20_body"><text:span text:style-name="DataType">Resources</text:span></text:p>
          </text:deletion>
        </text:changed-region>
        <text:changed-region text:id="ct458389008">
          <text:insertion>
            <office:change-info>
              <dc:creator>Martin Andersen</dc:creator>
              <dc:date>2009-07-02T22:05:00</dc:date>
            </office:change-info>
          </text:insertion>
        </text:changed-region>
        <text:changed-region text:id="ct458467792">
          <text:deletion>
            <office:change-info>
              <dc:creator>Martin Andersen</dc:creator>
              <dc:date>2009-07-02T22:05:00</dc:date>
            </office:change-info>
            <text:p text:style-name="Text_20_body"><text:span text:style-name="DataType"><text:span text:style-name="T1"><text:s/></text:span></text:span></text:p>
          </text:deletion>
        </text:changed-region>
        <text:changed-region text:id="ct458467696">
          <text:deletion>
            <office:change-info>
              <dc:creator>Martin Andersen</dc:creator>
              <dc:date>2009-07-02T11:30:00</dc:date>
            </office:change-info>
            <text:p text:style-name="Text_20_body"><text:span text:style-name="DataType">DataStaging</text:span></text:p>
          </text:deletion>
        </text:changed-region>
        <text:changed-region text:id="ct458389200">
          <text:insertion>
            <office:change-info>
              <dc:creator>Martin Andersen</dc:creator>
              <dc:date>2009-07-02T22:05:00</dc:date>
            </office:change-info>
          </text:insertion>
        </text:changed-region>
        <text:changed-region text:id="ct458470864">
          <text:deletion>
            <office:change-info>
              <dc:creator>Martin Andersen</dc:creator>
              <dc:date>2009-07-02T11:31:00</dc:date>
            </office:change-info>
            <text:p text:style-name="Text_20_body"><text:span text:style-name="DataType">JobMetaData</text:span></text:p>
          </text:deletion>
        </text:changed-region>
        <text:changed-region text:id="ct458389680">
          <text:insertion>
            <office:change-info>
              <dc:creator>Martin Andersen</dc:creator>
              <dc:date>2009-07-02T22:05:00</dc:date>
            </office:change-info>
          </text:insertion>
        </text:changed-region>
        <text:changed-region text:id="ct45839004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58389952">
          <text:deletion>
            <office:change-info>
              <dc:creator>Martin Andersen</dc:creator>
              <dc:date>2009-07-02T11:28:00</dc:date>
            </office:change-info>
            <text:p text:style-name="Text_20_body"><text:span text:style-name="DataType">JobIdentification</text:span></text:p>
          </text:deletion>
        </text:changed-region>
        <text:changed-region text:id="ct458390224">
          <text:insertion>
            <office:change-info>
              <dc:creator>Martin Andersen</dc:creator>
              <dc:date>2009-07-02T22:06:00</dc:date>
            </office:change-info>
          </text:insertion>
        </text:changed-region>
        <text:changed-region text:id="ct458470960">
          <text:insertion>
            <office:change-info>
              <dc:creator>Martin Andersen</dc:creator>
              <dc:date>2009-07-02T09:46:00</dc:date>
            </office:change-info>
          </text:insertion>
        </text:changed-region>
        <text:changed-region text:id="ct458390448">
          <text:deletion>
            <office:change-info>
              <dc:creator>Martin Andersen</dc:creator>
              <dc:date>2009-07-02T09:46:00</dc:date>
            </office:change-info>
            <text:p text:style-name="P1">used </text:p>
          </text:deletion>
        </text:changed-region>
        <text:changed-region text:id="ct458390560">
          <text:insertion>
            <office:change-info>
              <dc:creator>Martin Andersen</dc:creator>
              <dc:date>2009-07-02T09:46:00</dc:date>
            </office:change-info>
          </text:insertion>
        </text:changed-region>
        <text:changed-region text:id="ct458471056">
          <text:deletion>
            <office:change-info>
              <dc:creator>Martin Andersen</dc:creator>
              <dc:date>2009-07-02T09:46:00</dc:date>
            </office:change-info>
            <text:p text:style-name="P1">for</text:p>
          </text:deletion>
        </text:changed-region>
        <text:changed-region text:id="ct458471152">
          <text:insertion>
            <office:change-info>
              <dc:creator>Martin Andersen</dc:creator>
              <dc:date>2009-07-02T09:47:00</dc:date>
            </office:change-info>
          </text:insertion>
        </text:changed-region>
        <text:changed-region text:id="ct45839081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58390976">
          <text:deletion>
            <office:change-info>
              <dc:creator>Martin Andersen</dc:creator>
              <dc:date>2009-07-02T11:30:00</dc:date>
            </office:change-info>
            <text:p text:style-name="Text_20_body"><text:span text:style-name="DataType">Application</text:span></text:p>
          </text:deletion>
        </text:changed-region>
        <text:changed-region text:id="ct458388464">
          <text:insertion>
            <office:change-info>
              <dc:creator>Martin Andersen</dc:creator>
              <dc:date>2009-07-02T22:06:00</dc:date>
            </office:change-info>
          </text:insertion>
        </text:changed-region>
        <text:changed-region text:id="ct458469680">
          <text:deletion>
            <office:change-info>
              <dc:creator>Martin Andersen</dc:creator>
              <dc:date>2009-07-02T09:52:00</dc:date>
            </office:change-info>
            <text:p text:style-name="P1">section</text:p>
          </text:deletion>
        </text:changed-region>
        <text:changed-region text:id="ct458388592">
          <text:insertion>
            <office:change-info>
              <dc:creator>Martin Andersen</dc:creator>
              <dc:date>2009-07-02T09:47:00</dc:date>
            </office:change-info>
          </text:insertion>
        </text:changed-region>
        <text:changed-region text:id="ct458391552">
          <text:deletion>
            <office:change-info>
              <dc:creator>Martin Andersen</dc:creator>
              <dc:date>2009-07-02T09:47:00</dc:date>
            </office:change-info>
            <text:p text:style-name="P1">y</text:p>
          </text:deletion>
        </text:changed-region>
        <text:changed-region text:id="ct458469776">
          <text:insertion>
            <office:change-info>
              <dc:creator>Martin Andersen</dc:creator>
              <dc:date>2009-07-02T09:47:00</dc:date>
            </office:change-info>
          </text:insertion>
        </text:changed-region>
        <text:changed-region text:id="ct458391360">
          <text:deletion>
            <office:change-info>
              <dc:creator>Martin Andersen</dc:creator>
              <dc:date>2009-07-02T09:48:00</dc:date>
            </office:change-info>
            <text:p text:style-name="P1">what kind </text:p>
          </text:deletion>
        </text:changed-region>
        <text:changed-region text:id="ct458391952">
          <text:insertion>
            <office:change-info>
              <dc:creator>Martin Andersen</dc:creator>
              <dc:date>2009-07-02T09:48:00</dc:date>
            </office:change-info>
          </text:insertion>
        </text:changed-region>
        <text:changed-region text:id="ct458392080">
          <text:deletion>
            <office:change-info>
              <dc:creator>Martin Andersen</dc:creator>
              <dc:date>2009-07-02T09:48:00</dc:date>
            </office:change-info>
            <text:p text:style-name="P1">of e</text:p>
          </text:deletion>
        </text:changed-region>
        <text:changed-region text:id="ct458392176">
          <text:insertion>
            <office:change-info>
              <dc:creator>Martin Andersen</dc:creator>
              <dc:date>2009-07-02T09:48:00</dc:date>
            </office:change-info>
          </text:insertion>
        </text:changed-region>
        <text:changed-region text:id="ct458392400">
          <text:deletion>
            <office:change-info>
              <dc:creator>Martin Andersen</dc:creator>
              <dc:date>2009-07-02T09:48:00</dc:date>
            </office:change-info>
            <text:p text:style-name="P1">in </text:p>
          </text:deletion>
        </text:changed-region>
        <text:changed-region text:id="ct458392304">
          <text:deletion>
            <office:change-info>
              <dc:creator>Martin Andersen</dc:creator>
              <dc:date>2009-07-02T09:47:00</dc:date>
            </office:change-info>
            <text:p text:style-name="P1">need to be run </text:p>
          </text:deletion>
        </text:changed-region>
        <text:changed-region text:id="ct458392528">
          <text:insertion>
            <office:change-info>
              <dc:creator>Martin Andersen</dc:creator>
              <dc:date>2009-07-02T09:48:00</dc:date>
            </office:change-info>
          </text:insertion>
        </text:changed-region>
        <text:changed-region text:id="ct458392768">
          <text:deletion>
            <office:change-info>
              <dc:creator>Martin Andersen</dc:creator>
              <dc:date>2009-07-02T09:50:00</dc:date>
            </office:change-info>
            <text:p text:style-name="P1">in terms of runtime enviroment</text:p>
          </text:deletion>
        </text:changed-region>
        <text:changed-region text:id="ct458392656">
          <text:deletion>
            <office:change-info>
              <dc:creator>Martin Andersen</dc:creator>
              <dc:date>2009-07-02T09:49:00</dc:date>
            </office:change-info>
            <text:p text:style-name="P1">conditions </text:p>
          </text:deletion>
        </text:changed-region>
        <text:changed-region text:id="ct458469872">
          <text:insertion>
            <office:change-info>
              <dc:creator>Martin Andersen</dc:creator>
              <dc:date>2009-07-02T09:53:00</dc:date>
            </office:change-info>
          </text:insertion>
        </text:changed-region>
        <text:changed-region text:id="ct458393008">
          <text:insertion>
            <office:change-info>
              <dc:creator>Martin Andersen</dc:creator>
              <dc:date>2009-07-02T09:54:00</dc:date>
            </office:change-info>
          </text:insertion>
        </text:changed-region>
        <text:changed-region text:id="ct458393104">
          <text:insertion>
            <office:change-info>
              <dc:creator>Martin Andersen</dc:creator>
              <dc:date>2009-07-02T09:55:00</dc:date>
            </office:change-info>
          </text:insertion>
        </text:changed-region>
        <text:changed-region text:id="ct458469968">
          <text:insertion>
            <office:change-info>
              <dc:creator>Martin Andersen</dc:creator>
              <dc:date>2009-07-02T09:56:00</dc:date>
            </office:change-info>
          </text:insertion>
        </text:changed-region>
        <text:changed-region text:id="ct458393280">
          <text:deletion>
            <office:change-info>
              <dc:creator>Martin Andersen</dc:creator>
              <dc:date>2009-07-02T09:56:00</dc:date>
            </office:change-info>
            <text:p text:style-name="P1"><text:s/></text:p>
          </text:deletion>
        </text:changed-region>
        <text:changed-region text:id="ct458393376">
          <text:insertion>
            <office:change-info>
              <dc:creator>Martin Andersen</dc:creator>
              <dc:date>2009-07-02T09:56:00</dc:date>
            </office:change-info>
          </text:insertion>
        </text:changed-region>
        <text:changed-region text:id="ct458393680">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58393568">
          <text:deletion>
            <office:change-info>
              <dc:creator>Martin Andersen</dc:creator>
              <dc:date>2009-07-02T11:30:00</dc:date>
            </office:change-info>
            <text:p text:style-name="Text_20_body"><text:span text:style-name="DataType">Resource</text:span></text:p>
          </text:deletion>
        </text:changed-region>
        <text:changed-region text:id="ct458394768">
          <text:insertion>
            <office:change-info>
              <dc:creator>Martin Andersen</dc:creator>
              <dc:date>2009-07-02T22:06:00</dc:date>
            </office:change-info>
          </text:insertion>
        </text:changed-region>
        <text:changed-region text:id="ct458470064">
          <text:deletion>
            <office:change-info>
              <dc:creator>Martin Andersen</dc:creator>
              <dc:date>2009-07-02T09:50:00</dc:date>
            </office:change-info>
            <text:p text:style-name="Text_20_body"><text:span text:style-name="T3">section</text:span><text:span text:style-name="T1"> </text:span></text:p>
          </text:deletion>
        </text:changed-region>
        <text:changed-region text:id="ct458393824">
          <text:insertion>
            <office:change-info>
              <dc:creator>Martin Andersen</dc:creator>
              <dc:date>2009-07-02T09:52:00</dc:date>
            </office:change-info>
          </text:insertion>
        </text:changed-region>
        <text:changed-region text:id="ct458470160">
          <text:deletion>
            <office:change-info>
              <dc:creator>Martin Andersen</dc:creator>
              <dc:date>2009-07-02T09:56:00</dc:date>
            </office:change-info>
            <text:p text:style-name="P1">inculdes</text:p>
          </text:deletion>
        </text:changed-region>
        <text:changed-region text:id="ct458393920">
          <text:insertion>
            <office:change-info>
              <dc:creator>Martin Andersen</dc:creator>
              <dc:date>2009-07-02T09:56:00</dc:date>
            </office:change-info>
          </text:insertion>
        </text:changed-region>
        <text:changed-region text:id="ct458395040">
          <text:deletion>
            <office:change-info>
              <dc:creator>Martin Andersen</dc:creator>
              <dc:date>2009-07-02T09:56:00</dc:date>
            </office:change-info>
            <text:p text:style-name="P1">tion </text:p>
          </text:deletion>
        </text:changed-region>
        <text:changed-region text:id="ct458394912">
          <text:deletion>
            <office:change-info>
              <dc:creator>Martin Andersen</dc:creator>
              <dc:date>2009-07-02T09:57:00</dc:date>
            </office:change-info>
            <text:p text:style-name="P1">descrip</text:p>
          </text:deletion>
        </text:changed-region>
        <text:changed-region text:id="ct458395200">
          <text:deletion>
            <office:change-info>
              <dc:creator>Martin Andersen</dc:creator>
              <dc:date>2009-07-02T09:56:00</dc:date>
            </office:change-info>
            <text:p text:style-name="P1"><text:s/>the </text:p>
          </text:deletion>
        </text:changed-region>
        <text:changed-region text:id="ct458394448">
          <text:insertion>
            <office:change-info>
              <dc:creator>Martin Andersen</dc:creator>
              <dc:date>2009-07-02T09:57:00</dc:date>
            </office:change-info>
          </text:insertion>
        </text:changed-region>
        <text:changed-region text:id="ct458471888">
          <text:deletion>
            <office:change-info>
              <dc:creator>Martin Andersen</dc:creator>
              <dc:date>2009-07-02T09:57:00</dc:date>
            </office:change-info>
            <text:p text:style-name="P1">of the </text:p>
          </text:deletion>
        </text:changed-region>
        <text:changed-region text:id="ct458394608">
          <text:insertion>
            <office:change-info>
              <dc:creator>Martin Andersen</dc:creator>
              <dc:date>2009-07-02T09:57:00</dc:date>
            </office:change-info>
          </text:insertion>
        </text:changed-region>
        <text:changed-region text:id="ct458472176">
          <text:deletion>
            <office:change-info>
              <dc:creator>Martin Andersen</dc:creator>
              <dc:date>2009-07-02T10:55:00</dc:date>
            </office:change-info>
            <text:p text:style-name="P1">in the </text:p>
          </text:deletion>
        </text:changed-region>
        <text:changed-region text:id="ct458394112">
          <text:deletion>
            <office:change-info>
              <dc:creator>Martin Andersen</dc:creator>
              <dc:date>2009-07-02T10:54:00</dc:date>
            </office:change-info>
            <text:p text:style-name="P1">includes at least one input file and some output file specification of the data transfer of files and directories can be definied </text:p>
          </text:deletion>
        </text:changed-region>
        <text:changed-region text:id="ct458472080">
          <text:deletion>
            <office:change-info>
              <dc:creator>Martin Andersen</dc:creator>
              <dc:date>2009-07-02T10:56:00</dc:date>
            </office:change-info>
            <text:p text:style-name="P1">job most cases </text:p>
          </text:deletion>
        </text:changed-region>
        <text:changed-region text:id="ct458471984">
          <text:deletion>
            <office:change-info>
              <dc:creator>Martin Andersen</dc:creator>
              <dc:date>2009-07-02T10:55:00</dc:date>
            </office:change-info>
            <text:p text:style-name="P1">the </text:p>
          </text:deletion>
        </text:changed-region>
        <text:changed-region text:id="ct458395488">
          <text:deletion>
            <office:change-info>
              <dc:creator>Martin Andersen</dc:creator>
              <dc:date>2009-07-02T10:56:00</dc:date>
            </office:change-info>
            <text:p text:style-name="P1">Since </text:p>
          </text:deletion>
        </text:changed-region>
        <text:changed-region text:id="ct458396064">
          <text:insertion>
            <office:change-info>
              <dc:creator>Martin Andersen</dc:creator>
              <dc:date>2009-07-02T10:56:00</dc:date>
            </office:change-info>
          </text:insertion>
        </text:changed-region>
        <text:changed-region text:id="ct458396256">
          <text:deletion>
            <office:change-info>
              <dc:creator>Martin Andersen</dc:creator>
              <dc:date>2009-07-02T11:30:00</dc:date>
            </office:change-info>
            <text:p text:style-name="Text_20_body"><text:span text:style-name="DataType">DataStaging</text:span></text:p>
          </text:deletion>
        </text:changed-region>
        <text:changed-region text:id="ct458396368">
          <text:insertion>
            <office:change-info>
              <dc:creator>Martin Andersen</dc:creator>
              <dc:date>2009-07-02T22:06:00</dc:date>
            </office:change-info>
          </text:insertion>
        </text:changed-region>
        <text:changed-region text:id="ct458472272">
          <text:deletion>
            <office:change-info>
              <dc:creator>Martin Andersen</dc:creator>
              <dc:date>2009-07-02T10:57:00</dc:date>
            </office:change-info>
            <text:p text:style-name="P1">section</text:p>
          </text:deletion>
        </text:changed-region>
        <text:changed-region text:id="ct458396496">
          <text:insertion>
            <office:change-info>
              <dc:creator>Martin Andersen</dc:creator>
              <dc:date>2009-07-02T10:57:00</dc:date>
            </office:change-info>
          </text:insertion>
        </text:changed-region>
        <text:changed-region text:id="ct458396704">
          <text:insertion>
            <office:change-info>
              <dc:creator>Martin Andersen</dc:creator>
              <dc:date>2009-07-02T10:56:00</dc:date>
            </office:change-info>
          </text:insertion>
        </text:changed-region>
        <text:changed-region text:id="ct458472368">
          <text:insertion>
            <office:change-info>
              <dc:creator>Martin Andersen</dc:creator>
              <dc:date>2009-07-02T10:56:00</dc:date>
            </office:change-info>
          </text:insertion>
        </text:changed-region>
        <text:changed-region text:id="ct458397456">
          <text:deletion>
            <office:change-info>
              <dc:creator>Martin Andersen</dc:creator>
              <dc:date>2009-07-02T10:58:00</dc:date>
            </office:change-info>
            <text:p text:style-name="P1">have some</text:p>
          </text:deletion>
        </text:changed-region>
        <text:changed-region text:id="ct458397552">
          <text:insertion>
            <office:change-info>
              <dc:creator>Martin Andersen</dc:creator>
              <dc:date>2009-07-02T10:58:00</dc:date>
            </office:change-info>
          </text:insertion>
        </text:changed-region>
        <text:changed-region text:id="ct458397744">
          <text:insertion>
            <office:change-info>
              <dc:creator>Martin Andersen</dc:creator>
              <dc:date>2009-07-02T10:58:00</dc:date>
            </office:change-info>
          </text:insertion>
        </text:changed-region>
        <text:changed-region text:id="ct458397840">
          <text:insertion>
            <office:change-info>
              <dc:creator>Martin Andersen</dc:creator>
              <dc:date>2009-07-02T10:59:00</dc:date>
            </office:change-info>
          </text:insertion>
        </text:changed-region>
        <text:changed-region text:id="ct45847246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458397936">
          <text:deletion>
            <office:change-info>
              <dc:creator>Martin Andersen</dc:creator>
              <dc:date>2009-07-02T11:31:00</dc:date>
            </office:change-info>
            <text:p text:style-name="Text_20_body"><text:span text:style-name="DataType">JobMetaData</text:span></text:p>
          </text:deletion>
        </text:changed-region>
        <text:changed-region text:id="ct458398640">
          <text:insertion>
            <office:change-info>
              <dc:creator>Martin Andersen</dc:creator>
              <dc:date>2009-07-02T22:06:00</dc:date>
            </office:change-info>
          </text:insertion>
        </text:changed-region>
        <text:changed-region text:id="ct458398768">
          <text:insertion>
            <office:change-info>
              <dc:creator>Martin Andersen</dc:creator>
              <dc:date>2009-07-02T10:59:00</dc:date>
            </office:change-info>
          </text:insertion>
        </text:changed-region>
        <text:changed-region text:id="ct458472560">
          <text:deletion>
            <office:change-info>
              <dc:creator>Martin Andersen</dc:creator>
              <dc:date>2009-07-02T10:59:00</dc:date>
            </office:change-info>
            <text:p text:style-name="P1">which describe the context which the description was generated</text:p>
          </text:deletion>
        </text:changed-region>
        <text:changed-region text:id="ct458398896">
          <text:deletion>
            <office:change-info>
              <dc:creator>Martin Andersen</dc:creator>
              <dc:date>2009-07-02T11:00:00</dc:date>
            </office:change-info>
            <text:p text:style-name="P1"><text:s/>the</text:p>
          </text:deletion>
        </text:changed-region>
        <text:changed-region text:id="ct458473136">
          <text:insertion>
            <office:change-info>
              <dc:creator>Martin Andersen</dc:creator>
              <dc:date>2009-07-02T11:00:00</dc:date>
            </office:change-info>
          </text:insertion>
        </text:changed-region>
        <text:changed-region text:id="ct458473232">
          <text:deletion>
            <office:change-info>
              <dc:creator>Martin Andersen</dc:creator>
              <dc:date>2009-07-02T11:00:00</dc:date>
            </office:change-info>
            <text:p text:style-name="P1"><text:s/></text:p>
          </text:deletion>
        </text:changed-region>
        <text:changed-region text:id="ct458398432">
          <text:insertion>
            <office:change-info>
              <dc:creator>Martin Andersen</dc:creator>
              <dc:date>2009-07-02T11:00:00</dc:date>
            </office:change-info>
          </text:insertion>
        </text:changed-region>
        <text:changed-region text:id="ct458399184">
          <text:insertion>
            <office:change-info>
              <dc:creator>Martin Andersen</dc:creator>
              <dc:date>2009-07-02T11:00:00</dc:date>
            </office:change-info>
          </text:insertion>
        </text:changed-region>
        <text:changed-region text:id="ct458473328">
          <text:deletion>
            <office:change-info>
              <dc:creator>Martin Andersen</dc:creator>
              <dc:date>2009-07-02T11:00:00</dc:date>
            </office:change-info>
            <text:p text:style-name="P1">sections</text:p>
          </text:deletion>
        </text:changed-region>
        <text:changed-region text:id="ct458399392">
          <text:deletion>
            <office:change-info>
              <dc:creator>Martin Andersen</dc:creator>
              <dc:date>2009-07-02T11:00:00</dc:date>
            </office:change-info>
            <text:p text:style-name="P1">will be found</text:p>
          </text:deletion>
        </text:changed-region>
        <text:changed-region text:id="ct458399584">
          <text:insertion>
            <office:change-info>
              <dc:creator>Martin Andersen</dc:creator>
              <dc:date>2009-07-02T11:00:00</dc:date>
            </office:change-info>
          </text:insertion>
        </text:changed-region>
        <text:changed-region text:id="ct458475280">
          <text:insertion>
            <office:change-info>
              <dc:creator>Martin Andersen</dc:creator>
              <dc:date>2009-07-02T22:08:00</dc:date>
            </office:change-info>
          </text:insertion>
        </text:changed-region>
        <text:changed-region text:id="ct458473856">
          <text:insertion>
            <office:change-info>
              <dc:creator>Martin Andersen</dc:creator>
              <dc:date>2009-07-02T22:08:00</dc:date>
            </office:change-info>
          </text:insertion>
        </text:changed-region>
        <text:changed-region text:id="ct458475728">
          <text:insertion>
            <office:change-info>
              <dc:creator>Martin Andersen</dc:creator>
              <dc:date>2009-07-02T22:10:00</dc:date>
            </office:change-info>
          </text:insertion>
        </text:changed-region>
        <text:changed-region text:id="ct458473680">
          <text:insertion>
            <office:change-info>
              <dc:creator>Martin Andersen</dc:creator>
              <dc:date>2009-07-02T22:11:00</dc:date>
            </office:change-info>
          </text:insertion>
        </text:changed-region>
        <text:changed-region text:id="ct458478880">
          <text:insertion>
            <office:change-info>
              <dc:creator>Martin Andersen</dc:creator>
              <dc:date>2009-07-02T22:31:00</dc:date>
            </office:change-info>
          </text:insertion>
        </text:changed-region>
        <text:changed-region text:id="ct458479280">
          <text:insertion>
            <office:change-info>
              <dc:creator>Martin Andersen</dc:creator>
              <dc:date>2009-07-02T22:39:00</dc:date>
            </office:change-info>
          </text:insertion>
        </text:changed-region>
        <text:changed-region text:id="ct458487024">
          <text:insertion>
            <office:change-info>
              <dc:creator>Martin Andersen</dc:creator>
              <dc:date>2009-07-02T22:40:00</dc:date>
            </office:change-info>
          </text:insertion>
        </text:changed-region>
        <text:changed-region text:id="ct458487904">
          <text:deletion>
            <office:change-info>
              <dc:creator>Martin Andersen</dc:creator>
              <dc:date>2009-07-02T22:06:00</dc:date>
            </office:change-info>
            <text:list xml:id="list2161515154"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458488000">
          <text:insertion>
            <office:change-info>
              <dc:creator>Martin Andersen</dc:creator>
              <dc:date>2009-07-02T22:06:00</dc:date>
            </office:change-info>
          </text:insertion>
        </text:changed-region>
        <text:changed-region text:id="ct458487792">
          <text:deletion>
            <office:change-info>
              <dc:creator>Martin Andersen</dc:creator>
              <dc:date>2009-07-02T11:00:00</dc:date>
            </office:change-info>
            <text:p text:style-name="P2">section</text:p>
          </text:deletion>
        </text:changed-region>
        <text:changed-region text:id="ct458485840">
          <text:insertion>
            <office:change-info>
              <dc:creator>Unknown Author</dc:creator>
              <dc:date>2009-07-06T14:55:00</dc:date>
            </office:change-info>
          </text:insertion>
        </text:changed-region>
        <text:changed-region text:id="ct458485520">
          <text:insertion>
            <office:change-info>
              <dc:creator>Unknown Author</dc:creator>
              <dc:date>2009-07-06T15:00:00</dc:date>
            </office:change-info>
          </text:insertion>
        </text:changed-region>
        <text:changed-region text:id="ct458486368">
          <text:insertion>
            <office:change-info>
              <dc:creator>Unknown Author</dc:creator>
              <dc:date>2009-07-06T15:02:00</dc:date>
            </office:change-info>
          </text:insertion>
        </text:changed-region>
        <text:changed-region text:id="ct458486560">
          <text:deletion>
            <office:change-info>
              <dc:creator>Unknown Author</dc:creator>
              <dc:date>2009-07-06T15:02:00</dc:date>
            </office:change-info>
            <text:p text:style-name="P3">is a string that </text:p>
          </text:deletion>
        </text:changed-region>
        <text:changed-region text:id="ct458491344">
          <text:deletion>
            <office:change-info>
              <dc:creator>Martin Andersen</dc:creator>
              <dc:date>2009-07-02T11:01:00</dc:date>
            </office:change-info>
            <text:p text:style-name="P4">s</text:p>
          </text:deletion>
        </text:changed-region>
        <text:changed-region text:id="ct458488576">
          <text:format-change>
            <office:change-info>
              <dc:creator>Martin Andersen</dc:creator>
              <dc:date>2009-07-02T11:01:00</dc:date>
            </office:change-info>
          </text:format-change>
        </text:changed-region>
        <text:changed-region text:id="ct458489296">
          <text:format-change>
            <office:change-info>
              <dc:creator>Martin Andersen</dc:creator>
              <dc:date>2009-07-02T11:01:00</dc:date>
            </office:change-info>
          </text:format-change>
        </text:changed-region>
        <text:changed-region text:id="ct458492240">
          <text:format-change>
            <office:change-info>
              <dc:creator>Martin Andersen</dc:creator>
              <dc:date>2009-07-02T11:02:00</dc:date>
            </office:change-info>
          </text:format-change>
        </text:changed-region>
        <text:changed-region text:id="ct444768176">
          <text:deletion>
            <office:change-info>
              <dc:creator>Unknown Author</dc:creator>
              <dc:date>2009-07-06T14:59:00</dc:date>
            </office:change-info>
            <text:p text:style-name="P4"><text:s/>instead of stricly formated <text:span text:style-name="DataType">JobName</text:span>.</text:p>
          </text:deletion>
        </text:changed-region>
        <text:changed-region text:id="ct458492336">
          <text:insertion>
            <office:change-info>
              <dc:creator>Unknown Author</dc:creator>
              <dc:date>2009-07-06T14:59:00</dc:date>
            </office:change-info>
          </text:insertion>
        </text:changed-region>
        <text:changed-region text:id="ct458492016">
          <text:deletion>
            <office:change-info>
              <dc:creator>Unknown Author</dc:creator>
              <dc:date>2009-07-06T15:01:00</dc:date>
            </office:change-info>
            <text:p text:style-name="Standard">If this optional element is not present then it is not defined</text:p>
          </text:deletion>
        </text:changed-region>
        <text:changed-region text:id="ct458492432">
          <text:insertion>
            <office:change-info>
              <dc:creator>Unknown Author</dc:creator>
              <dc:date>2009-07-06T15:01:00</dc:date>
            </office:change-info>
          </text:insertion>
        </text:changed-region>
        <text:changed-region text:id="ct458402944">
          <text:deletion>
            <office:change-info>
              <dc:creator>Unknown Author</dc:creator>
              <dc:date>2009-07-06T15:02:00</dc:date>
            </office:change-info>
            <text:p text:style-name="Standard"><text:s/>The type of this element is <text:span text:style-name="DataType">string</text:span>.</text:p>
          </text:deletion>
        </text:changed-region>
        <text:changed-region text:id="ct458491440">
          <text:insertion>
            <office:change-info>
              <dc:creator>Unknown Author</dc:creator>
              <dc:date>2009-07-06T14:55:00</dc:date>
            </office:change-info>
          </text:insertion>
        </text:changed-region>
        <text:changed-region text:id="ct458395872">
          <text:insertion>
            <office:change-info>
              <dc:creator>Unknown Author</dc:creator>
              <dc:date>2009-07-06T14:56:00</dc:date>
            </office:change-info>
          </text:insertion>
        </text:changed-region>
        <text:changed-region text:id="ct458491216">
          <text:deletion>
            <office:change-info>
              <dc:creator>Martin Andersen</dc:creator>
              <dc:date>2009-07-02T09:59:00</dc:date>
            </office:change-info>
            <text:list xml:id="list1861105452"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458485616">
          <text:deletion>
            <office:change-info>
              <dc:creator>Unknown Author</dc:creator>
              <dc:date>2009-07-06T14:59:00</dc:date>
            </office:change-info>
            <text:p text:style-name="Text_20_body"><text:s/></text:p>
          </text:deletion>
        </text:changed-region>
        <text:changed-region text:id="ct458486832">
          <text:insertion>
            <office:change-info>
              <dc:creator>Unknown Author</dc:creator>
              <dc:date>2009-07-06T14:59:00</dc:date>
            </office:change-info>
          </text:insertion>
        </text:changed-region>
        <text:changed-region text:id="ct458401056">
          <text:insertion>
            <office:change-info>
              <dc:creator>Unknown Author</dc:creator>
              <dc:date>2009-07-06T15:00:00</dc:date>
            </office:change-info>
          </text:insertion>
        </text:changed-region>
        <text:changed-region text:id="ct458404928">
          <text:insertion>
            <office:change-info>
              <dc:creator>Unknown Author</dc:creator>
              <dc:date>2009-07-06T15:02:00</dc:date>
            </office:change-info>
          </text:insertion>
        </text:changed-region>
        <text:changed-region text:id="ct458411936">
          <text:deletion>
            <office:change-info>
              <dc:creator>Unknown Author</dc:creator>
              <dc:date>2009-07-06T15:01:00</dc:date>
            </office:change-info>
            <text:p text:style-name="Text_20_body">element is not present then it is not defined</text:p>
          </text:deletion>
        </text:changed-region>
        <text:changed-region text:id="ct458400928">
          <text:deletion>
            <office:change-info>
              <dc:creator>Unknown Author</dc:creator>
              <dc:date>2009-07-06T15:00:00</dc:date>
            </office:change-info>
            <text:p text:style-name="Text_20_body">optinal </text:p>
          </text:deletion>
        </text:changed-region>
        <text:changed-region text:id="ct458406608">
          <text:deletion>
            <office:change-info>
              <dc:creator>Unknown Author</dc:creator>
              <dc:date>2009-07-06T15:01:00</dc:date>
            </office:change-info>
            <text:p text:style-name="Text_20_body">If this </text:p>
          </text:deletion>
        </text:changed-region>
        <text:changed-region text:id="ct458412064">
          <text:insertion>
            <office:change-info>
              <dc:creator>Unknown Author</dc:creator>
              <dc:date>2009-07-06T15:01:00</dc:date>
            </office:change-info>
          </text:insertion>
        </text:changed-region>
        <text:changed-region text:id="ct458401360">
          <text:deletion>
            <office:change-info>
              <dc:creator>Unknown Author</dc:creator>
              <dc:date>2009-07-06T15:02:00</dc:date>
            </office:change-info>
            <text:p text:style-name="Text_20_body"><text:span text:style-name="DataType">string</text:span>.</text:p>
          </text:deletion>
        </text:changed-region>
        <text:changed-region text:id="ct458403248">
          <text:deletion>
            <office:change-info>
              <dc:creator>Unknown Author</dc:creator>
              <dc:date>2009-07-06T15:02:00</dc:date>
            </office:change-info>
            <text:p text:style-name="Text_20_body">a </text:p>
          </text:deletion>
        </text:changed-region>
        <text:changed-region text:id="ct458485936">
          <text:deletion>
            <office:change-info>
              <dc:creator>Unknown Author</dc:creator>
              <dc:date>2009-07-06T15:02:00</dc:date>
            </office:change-info>
            <text:p text:style-name="Text_20_body">The type of this element is </text:p>
          </text:deletion>
        </text:changed-region>
        <text:changed-region text:id="ct458492528">
          <text:format-change>
            <office:change-info>
              <dc:creator>Martin Andersen</dc:creator>
              <dc:date>2009-07-02T11:03:00</dc:date>
            </office:change-info>
          </text:format-change>
        </text:changed-region>
        <text:changed-region text:id="ct458494192">
          <text:deletion>
            <office:change-info>
              <dc:creator>Martin Andersen</dc:creator>
              <dc:date>2009-07-02T11:03:00</dc:date>
            </office:change-info>
            <text:p text:style-name="Text_20_body">s</text:p>
          </text:deletion>
        </text:changed-region>
        <text:changed-region text:id="ct458493888">
          <text:insertion>
            <office:change-info>
              <dc:creator>Martin Andersen</dc:creator>
              <dc:date>2009-07-02T11:03:00</dc:date>
            </office:change-info>
          </text:insertion>
        </text:changed-region>
        <text:changed-region text:id="ct458493408">
          <text:deletion>
            <office:change-info>
              <dc:creator>Martin Andersen</dc:creator>
              <dc:date>2009-07-02T11:04:00</dc:date>
            </office:change-info>
            <text:p text:style-name="Text_20_body">the </text:p>
          </text:deletion>
        </text:changed-region>
        <text:changed-region text:id="ct458405760">
          <text:format-change>
            <office:change-info>
              <dc:creator>Martin Andersen</dc:creator>
              <dc:date>2009-07-02T11:04:00</dc:date>
            </office:change-info>
          </text:format-change>
        </text:changed-region>
        <text:changed-region text:id="ct458499072">
          <text:deletion>
            <office:change-info>
              <dc:creator>Martin Andersen</dc:creator>
              <dc:date>2009-07-02T11:04:00</dc:date>
            </office:change-info>
            <text:p text:style-name="Standard">job's </text:p>
          </text:deletion>
        </text:changed-region>
        <text:changed-region text:id="ct458405328">
          <text:insertion>
            <office:change-info>
              <dc:creator>Martin Andersen</dc:creator>
              <dc:date>2009-07-02T11:04:00</dc:date>
            </office:change-info>
          </text:insertion>
        </text:changed-region>
        <text:changed-region text:id="ct458497184">
          <text:deletion>
            <office:change-info>
              <dc:creator>Martin Andersen</dc:creator>
              <dc:date>2009-07-02T11:04:00</dc:date>
            </office:change-info>
            <text:p text:style-name="Standard">a</text:p>
          </text:deletion>
        </text:changed-region>
        <text:changed-region text:id="ct458497280">
          <text:insertion>
            <office:change-info>
              <dc:creator>Martin Andersen</dc:creator>
              <dc:date>2009-07-02T11:04:00</dc:date>
            </office:change-info>
          </text:insertion>
        </text:changed-region>
        <text:changed-region text:id="ct458406080">
          <text:format-change>
            <office:change-info>
              <dc:creator>Martin Andersen</dc:creator>
              <dc:date>2009-07-02T11:04:00</dc:date>
            </office:change-info>
          </text:format-change>
        </text:changed-region>
        <text:changed-region text:id="ct458499776">
          <text:deletion>
            <office:change-info>
              <dc:creator>Martin Andersen</dc:creator>
              <dc:date>2009-07-02T22:04:00</dc:date>
            </office:change-info>
            <text:list xml:id="list584060856"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458497712">
          <text:insertion>
            <office:change-info>
              <dc:creator>Martin Andersen</dc:creator>
              <dc:date>2009-07-02T22:04:00</dc:date>
            </office:change-info>
          </text:insertion>
        </text:changed-region>
        <text:changed-region text:id="ct458497504">
          <text:format-change>
            <office:change-info>
              <dc:creator>Martin Andersen</dc:creator>
              <dc:date>2009-07-02T11:05:00</dc:date>
            </office:change-info>
          </text:format-change>
        </text:changed-region>
        <text:changed-region text:id="ct458500320">
          <text:deletion>
            <office:change-info>
              <dc:creator>Martin Andersen</dc:creator>
              <dc:date>2009-07-02T22:04:00</dc:date>
            </office:change-info>
            <text:list xml:id="list1394587649"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458498160">
          <text:insertion>
            <office:change-info>
              <dc:creator>Martin Andersen</dc:creator>
              <dc:date>2009-07-02T22:04:00</dc:date>
            </office:change-info>
          </text:insertion>
        </text:changed-region>
        <text:changed-region text:id="ct458412512">
          <text:format-change>
            <office:change-info>
              <dc:creator>Martin Andersen</dc:creator>
              <dc:date>2009-07-02T11:05:00</dc:date>
            </office:change-info>
          </text:format-change>
        </text:changed-region>
        <text:changed-region text:id="ct458500416">
          <text:format-change>
            <office:change-info>
              <dc:creator>Martin Andersen</dc:creator>
              <dc:date>2009-07-02T11:07:00</dc:date>
            </office:change-info>
          </text:format-change>
        </text:changed-region>
        <text:changed-region text:id="ct458497376">
          <text:deletion>
            <office:change-info>
              <dc:creator>Martin Andersen</dc:creator>
              <dc:date>2009-07-02T11:07:00</dc:date>
            </office:change-info>
            <text:p text:style-name="P4">command</text:p>
          </text:deletion>
        </text:changed-region>
        <text:changed-region text:id="ct458412256">
          <text:insertion>
            <office:change-info>
              <dc:creator>Martin Andersen</dc:creator>
              <dc:date>2009-07-02T22:04:00</dc:date>
            </office:change-info>
          </text:insertion>
        </text:changed-region>
        <text:changed-region text:id="ct458412976">
          <text:format-change>
            <office:change-info>
              <dc:creator>Martin Andersen</dc:creator>
              <dc:date>2009-07-02T11:15:00</dc:date>
            </office:change-info>
          </text:format-change>
        </text:changed-region>
        <text:changed-region text:id="ct458413072">
          <text:deletion>
            <office:change-info>
              <dc:creator>Martin Andersen</dc:creator>
              <dc:date>2009-07-02T11:15:00</dc:date>
            </office:change-info>
            <text:p text:style-name="P4"><text:span text:style-name="DataType"><text:s/>eleme</text:span></text:p>
          </text:deletion>
        </text:changed-region>
        <text:changed-region text:id="ct458412352">
          <text:insertion>
            <office:change-info>
              <dc:creator>Martin Andersen</dc:creator>
              <dc:date>2009-07-02T11:15:00</dc:date>
            </office:change-info>
          </text:insertion>
        </text:changed-region>
        <text:changed-region text:id="ct458413296">
          <text:insertion>
            <office:change-info>
              <dc:creator>Martin Andersen</dc:creator>
              <dc:date>2009-07-02T11:15:00</dc:date>
            </office:change-info>
          </text:insertion>
        </text:changed-region>
        <text:changed-region text:id="ct458502784">
          <text:deletion>
            <office:change-info>
              <dc:creator>Martin Andersen</dc:creator>
              <dc:date>2009-07-02T22:04:00</dc:date>
            </office:change-info>
            <text:list xml:id="list282141032"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458502880">
          <text:insertion>
            <office:change-info>
              <dc:creator>Martin Andersen</dc:creator>
              <dc:date>2009-07-02T22:04:00</dc:date>
            </office:change-info>
          </text:insertion>
        </text:changed-region>
        <text:changed-region text:id="ct458500736">
          <text:format-change>
            <office:change-info>
              <dc:creator>Martin Andersen</dc:creator>
              <dc:date>2009-07-02T11:15:00</dc:date>
            </office:change-info>
          </text:format-change>
        </text:changed-region>
        <text:changed-region text:id="ct458414624">
          <text:deletion>
            <office:change-info>
              <dc:creator>Martin Andersen</dc:creator>
              <dc:date>2009-07-02T11:16:00</dc:date>
            </office:change-info>
            <text:p text:style-name="P4"><text:s/>command</text:p>
          </text:deletion>
        </text:changed-region>
        <text:changed-region text:id="ct458500832">
          <text:insertion>
            <office:change-info>
              <dc:creator>Martin Andersen</dc:creator>
              <dc:date>2009-07-02T11:16:00</dc:date>
            </office:change-info>
          </text:insertion>
        </text:changed-region>
        <text:changed-region text:id="ct458414880">
          <text:insertion>
            <office:change-info>
              <dc:creator>Martin Andersen</dc:creator>
              <dc:date>2009-07-02T22:04:00</dc:date>
            </office:change-info>
          </text:insertion>
        </text:changed-region>
        <text:changed-region text:id="ct458414976">
          <text:format-change>
            <office:change-info>
              <dc:creator>Martin Andersen</dc:creator>
              <dc:date>2009-07-02T11:15:00</dc:date>
            </office:change-info>
          </text:format-change>
        </text:changed-region>
        <text:changed-region text:id="ct458409520">
          <text:insertion>
            <office:change-info>
              <dc:creator>Martin Andersen</dc:creator>
              <dc:date>2009-07-02T11:15:00</dc:date>
            </office:change-info>
          </text:insertion>
        </text:changed-region>
        <text:changed-region text:id="ct458503360">
          <text:deletion>
            <office:change-info>
              <dc:creator>Martin Andersen</dc:creator>
              <dc:date>2009-07-02T22:04:00</dc:date>
            </office:change-info>
            <text:list xml:id="list1531963542"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458503456">
          <text:insertion>
            <office:change-info>
              <dc:creator>Martin Andersen</dc:creator>
              <dc:date>2009-07-02T22:04:00</dc:date>
            </office:change-info>
          </text:insertion>
        </text:changed-region>
        <text:changed-region text:id="ct458502976">
          <text:format-change>
            <office:change-info>
              <dc:creator>Martin Andersen</dc:creator>
              <dc:date>2009-07-02T11:16:00</dc:date>
            </office:change-info>
          </text:format-change>
        </text:changed-region>
        <text:changed-region text:id="ct458409872">
          <text:deletion>
            <office:change-info>
              <dc:creator>Martin Andersen</dc:creator>
              <dc:date>2009-07-02T11:17:00</dc:date>
            </office:change-info>
            <text:p text:style-name="Standard"><text:span text:style-name="DataType">command</text:span></text:p>
          </text:deletion>
        </text:changed-region>
        <text:changed-region text:id="ct458503072">
          <text:insertion>
            <office:change-info>
              <dc:creator>Martin Andersen</dc:creator>
              <dc:date>2009-07-02T22:03:00</dc:date>
            </office:change-info>
          </text:insertion>
        </text:changed-region>
        <text:changed-region text:id="ct458415584">
          <text:format-change>
            <office:change-info>
              <dc:creator>Martin Andersen</dc:creator>
              <dc:date>2009-07-02T11:17:00</dc:date>
            </office:change-info>
          </text:format-change>
        </text:changed-region>
        <text:changed-region text:id="ct458415744">
          <text:insertion>
            <office:change-info>
              <dc:creator>Martin Andersen</dc:creator>
              <dc:date>2009-07-02T11:17:00</dc:date>
            </office:change-info>
          </text:insertion>
        </text:changed-region>
        <text:changed-region text:id="ct458503616">
          <text:insertion>
            <office:change-info>
              <dc:creator>Martin Andersen</dc:creator>
              <dc:date>2009-07-02T11:18:00</dc:date>
            </office:change-info>
          </text:insertion>
        </text:changed-region>
        <text:changed-region text:id="ct458413968">
          <text:format-change>
            <office:change-info>
              <dc:creator>Martin Andersen</dc:creator>
              <dc:date>2009-07-02T11:18:00</dc:date>
            </office:change-info>
          </text:format-change>
        </text:changed-region>
        <text:changed-region text:id="ct458497872">
          <text:deletion>
            <office:change-info>
              <dc:creator>Martin Andersen</dc:creator>
              <dc:date>2009-07-02T11:18:00</dc:date>
            </office:change-info>
            <text:p text:style-name="Text_20_body"><text:s/></text:p>
          </text:deletion>
        </text:changed-region>
        <text:changed-region text:id="ct458415184">
          <text:insertion>
            <office:change-info>
              <dc:creator>Martin Andersen</dc:creator>
              <dc:date>2009-07-02T11:18:00</dc:date>
            </office:change-info>
          </text:insertion>
        </text:changed-region>
        <text:changed-region text:id="ct458415312">
          <text:deletion>
            <office:change-info>
              <dc:creator>Martin Andersen</dc:creator>
              <dc:date>2009-07-02T11:18:00</dc:date>
            </office:change-info>
            <text:p text:style-name="Text_20_body">i</text:p>
          </text:deletion>
        </text:changed-region>
        <text:changed-region text:id="ct458497968">
          <text:insertion>
            <office:change-info>
              <dc:creator>Martin Andersen</dc:creator>
              <dc:date>2009-07-02T11:18:00</dc:date>
            </office:change-info>
          </text:insertion>
        </text:changed-region>
        <text:changed-region text:id="ct458498064">
          <text:deletion>
            <office:change-info>
              <dc:creator>Martin Andersen</dc:creator>
              <dc:date>2009-07-02T11:18:00</dc:date>
            </office:change-info>
            <text:p text:style-name="Text_20_body">yes</text:p>
          </text:deletion>
        </text:changed-region>
        <text:changed-region text:id="ct458410096">
          <text:insertion>
            <office:change-info>
              <dc:creator>Martin Andersen</dc:creator>
              <dc:date>2009-07-02T11:18:00</dc:date>
            </office:change-info>
          </text:insertion>
        </text:changed-region>
        <text:changed-region text:id="ct458410256">
          <text:deletion>
            <office:change-info>
              <dc:creator>Martin Andersen</dc:creator>
              <dc:date>2009-07-02T11:18:00</dc:date>
            </office:change-info>
            <text:p text:style-name="Text_20_body">,</text:p>
          </text:deletion>
        </text:changed-region>
        <text:changed-region text:id="ct458498320">
          <text:insertion>
            <office:change-info>
              <dc:creator>Martin Andersen</dc:creator>
              <dc:date>2009-07-02T11:18:00</dc:date>
            </office:change-info>
          </text:insertion>
        </text:changed-region>
        <text:changed-region text:id="ct458410544">
          <text:deletion>
            <office:change-info>
              <dc:creator>Martin Andersen</dc:creator>
              <dc:date>2009-07-02T11:18:00</dc:date>
            </office:change-info>
            <text:p text:style-name="Text_20_body"><text:s/>joins stderr</text:p>
          </text:deletion>
        </text:changed-region>
        <text:changed-region text:id="ct458410640">
          <text:insertion>
            <office:change-info>
              <dc:creator>Martin Andersen</dc:creator>
              <dc:date>2009-07-02T11:20:00</dc:date>
            </office:change-info>
          </text:insertion>
        </text:changed-region>
        <text:changed-region text:id="ct458410864">
          <text:deletion>
            <office:change-info>
              <dc:creator>Martin Andersen</dc:creator>
              <dc:date>2009-07-02T11:20:00</dc:date>
            </office:change-info>
            <text:p text:style-name="Text_20_body">stdout </text:p>
          </text:deletion>
        </text:changed-region>
        <text:changed-region text:id="ct458410768">
          <text:deletion>
            <office:change-info>
              <dc:creator>Martin Andersen</dc:creator>
              <dc:date>2009-07-02T11:21:00</dc:date>
            </office:change-info>
            <text:p text:style-name="Text_20_body"><text:s/>and </text:p>
          </text:deletion>
        </text:changed-region>
        <text:changed-region text:id="ct458498416">
          <text:insertion>
            <office:change-info>
              <dc:creator>Martin Andersen</dc:creator>
              <dc:date>2009-07-02T11:21:00</dc:date>
            </office:change-info>
          </text:insertion>
        </text:changed-region>
        <text:changed-region text:id="ct458498512">
          <text:insertion>
            <office:change-info>
              <dc:creator>Martin Andersen</dc:creator>
              <dc:date>2009-07-02T11:20:00</dc:date>
            </office:change-info>
          </text:insertion>
        </text:changed-region>
        <text:changed-region text:id="ct458416000">
          <text:deletion>
            <office:change-info>
              <dc:creator>Martin Andersen</dc:creator>
              <dc:date>2009-07-02T11:20:00</dc:date>
            </office:change-info>
            <text:p text:style-name="Text_20_body">files </text:p>
          </text:deletion>
        </text:changed-region>
        <text:changed-region text:id="ct458499872">
          <text:deletion>
            <office:change-info>
              <dc:creator>Martin Andersen</dc:creator>
              <dc:date>2009-07-02T11:21:00</dc:date>
            </office:change-info>
            <text:p text:style-name="Text_20_body">one</text:p>
          </text:deletion>
        </text:changed-region>
        <text:changed-region text:id="ct458416096">
          <text:deletion>
            <office:change-info>
              <dc:creator>Martin Andersen</dc:creator>
              <dc:date>2009-07-02T11:20:00</dc:date>
            </office:change-info>
            <text:p text:style-name="Text_20_body">the stdout </text:p>
          </text:deletion>
        </text:changed-region>
        <text:changed-region text:id="ct458416448">
          <text:insertion>
            <office:change-info>
              <dc:creator>Martin Andersen</dc:creator>
              <dc:date>2009-07-02T11:21:00</dc:date>
            </office:change-info>
          </text:insertion>
        </text:changed-region>
        <text:changed-region text:id="ct458416576">
          <text:insertion>
            <office:change-info>
              <dc:creator>Martin Andersen</dc:creator>
              <dc:date>2009-07-02T22:03:00</dc:date>
            </office:change-info>
          </text:insertion>
        </text:changed-region>
        <text:changed-region text:id="ct458416672">
          <text:insertion>
            <office:change-info>
              <dc:creator>Martin Andersen</dc:creator>
              <dc:date>2009-07-02T11:23:00</dc:date>
            </office:change-info>
          </text:insertion>
        </text:changed-region>
        <text:changed-region text:id="ct458416768">
          <text:deletion>
            <office:change-info>
              <dc:creator>Martin Andersen</dc:creator>
              <dc:date>2009-07-02T11:22:00</dc:date>
            </office:change-info>
            <text:p text:style-name="Text_20_body">t</text:p>
          </text:deletion>
        </text:changed-region>
        <text:changed-region text:id="ct458416880">
          <text:insertion>
            <office:change-info>
              <dc:creator>Martin Andersen</dc:creator>
              <dc:date>2009-07-02T11:22:00</dc:date>
            </office:change-info>
          </text:insertion>
        </text:changed-region>
        <text:changed-region text:id="ct458417088">
          <text:insertion>
            <office:change-info>
              <dc:creator>Martin Andersen</dc:creator>
              <dc:date>2009-07-02T11:22:00</dc:date>
            </office:change-info>
          </text:insertion>
        </text:changed-region>
        <text:changed-region text:id="ct458499968">
          <text:deletion>
            <office:change-info>
              <dc:creator>Martin Andersen</dc:creator>
              <dc:date>2009-07-02T11:23:00</dc:date>
            </office:change-info>
            <text:p text:style-name="Text_20_body">is </text:p>
          </text:deletion>
        </text:changed-region>
        <text:changed-region text:id="ct458417248">
          <text:deletion>
            <office:change-info>
              <dc:creator>Martin Andersen</dc:creator>
              <dc:date>2009-07-02T11:23:00</dc:date>
            </office:change-info>
            <text:p text:style-name="Text_20_body">a</text:p>
          </text:deletion>
        </text:changed-region>
        <text:changed-region text:id="ct458417424">
          <text:insertion>
            <office:change-info>
              <dc:creator>Martin Andersen</dc:creator>
              <dc:date>2009-07-02T11:23:00</dc:date>
            </office:change-info>
          </text:insertion>
        </text:changed-region>
        <text:changed-region text:id="ct458500064">
          <text:insertion>
            <office:change-info>
              <dc:creator>Martin Andersen</dc:creator>
              <dc:date>2009-07-02T11:23:00</dc:date>
            </office:change-info>
          </text:insertion>
        </text:changed-region>
        <text:changed-region text:id="ct458417552">
          <text:insertion>
            <office:change-info>
              <dc:creator>Martin Andersen</dc:creator>
              <dc:date>2009-07-02T11:24:00</dc:date>
            </office:change-info>
          </text:insertion>
        </text:changed-region>
        <text:changed-region text:id="ct458417648">
          <text:insertion>
            <office:change-info>
              <dc:creator>Martin Andersen</dc:creator>
              <dc:date>2009-07-02T11:24:00</dc:date>
            </office:change-info>
          </text:insertion>
        </text:changed-region>
        <text:changed-region text:id="ct458417744">
          <text:deletion>
            <office:change-info>
              <dc:creator>Martin Andersen</dc:creator>
              <dc:date>2009-07-02T11:24:00</dc:date>
            </office:change-info>
            <text:p text:style-name="Standard">the </text:p>
          </text:deletion>
        </text:changed-region>
        <text:changed-region text:id="ct458503840">
          <text:deletion>
            <office:change-info>
              <dc:creator>Martin Andersen</dc:creator>
              <dc:date>2009-07-02T11:24:00</dc:date>
            </office:change-info>
            <text:p text:style-name="Standard"><text:s/>and </text:p>
          </text:deletion>
        </text:changed-region>
        <text:changed-region text:id="ct458417936">
          <text:insertion>
            <office:change-info>
              <dc:creator>Martin Andersen</dc:creator>
              <dc:date>2009-07-02T11:24:00</dc:date>
            </office:change-info>
          </text:insertion>
        </text:changed-region>
        <text:changed-region text:id="ct458503936">
          <text:deletion>
            <office:change-info>
              <dc:creator>Martin Andersen</dc:creator>
              <dc:date>2009-07-02T11:25:00</dc:date>
            </office:change-info>
            <text:p text:style-name="Standard">(both are </text:p>
          </text:deletion>
        </text:changed-region>
        <text:changed-region text:id="ct458418096">
          <text:insertion>
            <office:change-info>
              <dc:creator>Martin Andersen</dc:creator>
              <dc:date>2009-07-02T11:25:00</dc:date>
            </office:change-info>
          </text:insertion>
        </text:changed-region>
        <text:changed-region text:id="ct458504032">
          <text:format-change>
            <office:change-info>
              <dc:creator>Martin Andersen</dc:creator>
              <dc:date>2009-07-02T11:25:00</dc:date>
            </office:change-info>
          </text:format-change>
        </text:changed-region>
        <text:changed-region text:id="ct458401696">
          <text:deletion>
            <office:change-info>
              <dc:creator>Martin Andersen</dc:creator>
              <dc:date>2009-07-02T11:25:00</dc:date>
            </office:change-info>
            <text:p text:style-name="Standard"><text:span text:style-name="DataType">)</text:span></text:p>
          </text:deletion>
        </text:changed-region>
        <text:changed-region text:id="ct458401792">
          <text:insertion>
            <office:change-info>
              <dc:creator>Martin Andersen</dc:creator>
              <dc:date>2009-07-02T11:25:00</dc:date>
            </office:change-info>
          </text:insertion>
        </text:changed-region>
        <text:changed-region text:id="ct458419408">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458418240">
          <text:insertion>
            <office:change-info>
              <dc:creator>Martin Andersen</dc:creator>
              <dc:date>2009-07-02T11:26:00</dc:date>
            </office:change-info>
          </text:insertion>
        </text:changed-region>
        <text:changed-region text:id="ct458499328">
          <text:insertion>
            <office:change-info>
              <dc:creator>Martin Andersen</dc:creator>
              <dc:date>2009-07-02T11:26:00</dc:date>
            </office:change-info>
          </text:insertion>
        </text:changed-region>
        <text:changed-region text:id="ct458507008">
          <text:deletion>
            <office:change-info>
              <dc:creator>Martin Andersen</dc:creator>
              <dc:date>2009-07-02T10:01:00</dc:date>
            </office:change-info>
            <text:list xml:id="list613854158"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458507104">
          <text:insertion>
            <office:change-info>
              <dc:creator>Martin Andersen</dc:creator>
              <dc:date>2009-07-02T10:01:00</dc:date>
            </office:change-info>
          </text:insertion>
        </text:changed-region>
        <text:changed-region text:id="ct458507296">
          <text:insertion>
            <office:change-info>
              <dc:creator>Martin Andersen</dc:creator>
              <dc:date>2009-07-02T15:45:00</dc:date>
            </office:change-info>
          </text:insertion>
        </text:changed-region>
        <text:changed-region text:id="ct458506752">
          <text:insertion>
            <office:change-info>
              <dc:creator>Martin Andersen</dc:creator>
              <dc:date>2009-07-02T15:47:00</dc:date>
            </office:change-info>
          </text:insertion>
        </text:changed-region>
        <text:changed-region text:id="ct458504320">
          <text:insertion>
            <office:change-info>
              <dc:creator>Martin Andersen</dc:creator>
              <dc:date>2009-07-02T15:48:00</dc:date>
            </office:change-info>
          </text:insertion>
        </text:changed-region>
        <text:changed-region text:id="ct458419648">
          <text:insertion>
            <office:change-info>
              <dc:creator>Martin Andersen</dc:creator>
              <dc:date>2009-07-02T15:49:00</dc:date>
            </office:change-info>
          </text:insertion>
        </text:changed-region>
        <text:changed-region text:id="ct458419744">
          <text:insertion>
            <office:change-info>
              <dc:creator>Martin Andersen</dc:creator>
              <dc:date>2009-07-02T15:51:00</dc:date>
            </office:change-info>
          </text:insertion>
        </text:changed-region>
        <text:changed-region text:id="ct458419840">
          <text:insertion>
            <office:change-info>
              <dc:creator>Martin Andersen</dc:creator>
              <dc:date>2009-07-02T15:51:00</dc:date>
            </office:change-info>
          </text:insertion>
        </text:changed-region>
        <text:changed-region text:id="ct458508784">
          <text:deletion>
            <office:change-info>
              <dc:creator>Martin Andersen</dc:creator>
              <dc:date>2009-07-02T22:03:00</dc:date>
            </office:change-info>
            <text:list xml:id="list1766924612"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458508976">
          <text:insertion>
            <office:change-info>
              <dc:creator>Martin Andersen</dc:creator>
              <dc:date>2009-07-02T22:03:00</dc:date>
            </office:change-info>
          </text:insertion>
        </text:changed-region>
        <text:changed-region text:id="ct458508624">
          <text:deletion>
            <office:change-info>
              <dc:creator>Martin Andersen</dc:creator>
              <dc:date>2009-07-02T22:40:00</dc:date>
            </office:change-info>
            <text:p text:style-name="P5"/>
            <text:list xml:id="list280269552" text:style-name="List_20_1">
              <text:list-item>
                <text:list>
                  <text:list-item>
                    <text:list>
                      <text:list-item>
                        <text:h text:style-name="P6" text:outline-level="3">Ranges</text:h>
                      </text:list-item>
                    </text:list>
                  </text:list-item>
                </text:list>
              </text:list-item>
            </text:list>
            <text:p text:style-name="P7">TBD</text:p>
          </text:deletion>
        </text:changed-region>
        <text:changed-region text:id="ct458563200">
          <text:insertion>
            <office:change-info>
              <dc:creator>Martin Andersen</dc:creator>
              <dc:date>2009-07-02T22:45:00</dc:date>
            </office:change-info>
          </text:insertion>
        </text:changed-region>
        <text:changed-region text:id="ct458563296">
          <text:deletion>
            <office:change-info>
              <dc:creator>Martin Andersen</dc:creator>
              <dc:date>2009-07-02T22:45:00</dc:date>
            </office:change-info>
            <text:p text:style-name="Standard">complex </text:p>
          </text:deletion>
        </text:changed-region>
        <text:changed-region text:id="ct458563056">
          <text:deletion>
            <office:change-info>
              <dc:creator>Martin Andersen</dc:creator>
              <dc:date>2009-07-02T22:46:00</dc:date>
            </office:change-info>
            <text:p text:style-name="Standard"><text:s/>Type is the same as RuntimeEnvironment element.</text:p>
          </text:deletion>
        </text:changed-region>
        <text:changed-region text:id="ct458575696">
          <text:deletion>
            <office:change-info>
              <dc:creator>Martin Andersen</dc:creator>
              <dc:date>2009-07-02T22:46:00</dc:date>
            </office:change-info>
            <text:p text:style-name="P8">complex </text:p>
          </text:deletion>
        </text:changed-region>
        <text:changed-region text:id="ct458577376">
          <text:insertion>
            <office:change-info>
              <dc:creator>Martin Andersen</dc:creator>
              <dc:date>2009-07-02T22:46:00</dc:date>
            </office:change-info>
          </text:insertion>
        </text:changed-region>
        <text:changed-region text:id="ct458579264">
          <text:deletion>
            <office:change-info>
              <dc:creator>Martin Andersen</dc:creator>
              <dc:date>2009-07-02T22:46:00</dc:date>
            </office:change-info>
            <text:p text:style-name="P8">is to </text:p>
          </text:deletion>
        </text:changed-region>
        <text:changed-region text:id="ct458576416">
          <text:insertion>
            <office:change-info>
              <dc:creator>Martin Andersen</dc:creator>
              <dc:date>2009-07-02T22:46:00</dc:date>
            </office:change-info>
          </text:insertion>
        </text:changed-region>
        <text:changed-region text:id="ct458576736">
          <text:deletion>
            <office:change-info>
              <dc:creator>Martin Andersen</dc:creator>
              <dc:date>2009-07-02T22:47:00</dc:date>
            </office:change-info>
            <text:p text:style-name="P8"><text:s/>necessary</text:p>
          </text:deletion>
        </text:changed-region>
        <text:changed-region text:id="ct458576640">
          <text:deletion>
            <office:change-info>
              <dc:creator>Martin Andersen</dc:creator>
              <dc:date>2009-07-02T22:46:00</dc:date>
            </office:change-info>
            <text:p text:style-name="P8"><text:s/>software</text:p>
          </text:deletion>
        </text:changed-region>
        <text:changed-region text:id="ct458577536">
          <text:insertion>
            <office:change-info>
              <dc:creator>Martin Andersen</dc:creator>
              <dc:date>2009-07-02T22:47:00</dc:date>
            </office:change-info>
          </text:insertion>
        </text:changed-region>
        <text:changed-region text:id="ct458577760">
          <text:insertion>
            <office:change-info>
              <dc:creator>Martin Andersen</dc:creator>
              <dc:date>2009-07-02T22:46:00</dc:date>
            </office:change-info>
          </text:insertion>
        </text:changed-region>
        <text:changed-region text:id="ct458420592">
          <text:deletion>
            <office:change-info>
              <dc:creator>Martin Andersen</dc:creator>
              <dc:date>2009-07-02T22:46:00</dc:date>
            </office:change-info>
            <text:p text:style-name="P8"><text:s/></text:p>
          </text:deletion>
        </text:changed-region>
        <text:changed-region text:id="ct458578080">
          <text:deletion>
            <office:change-info>
              <dc:creator>Martin Andersen</dc:creator>
              <dc:date>2009-07-02T22:47:00</dc:date>
            </office:change-info>
            <text:p text:style-name="P8"><text:s/>for the job</text:p>
          </text:deletion>
        </text:changed-region>
        <text:changed-region text:id="ct458577984">
          <text:deletion>
            <office:change-info>
              <dc:creator>Martin Andersen</dc:creator>
              <dc:date>2009-07-02T22:46:00</dc:date>
            </office:change-info>
            <text:p text:style-name="P8"><text:s/>execution</text:p>
          </text:deletion>
        </text:changed-region>
        <text:changed-region text:id="ct458578336">
          <text:insertion>
            <office:change-info>
              <dc:creator>Martin Andersen</dc:creator>
              <dc:date>2009-07-02T22:47:00</dc:date>
            </office:change-info>
          </text:insertion>
        </text:changed-region>
        <text:changed-region text:id="ct458578528">
          <text:deletion>
            <office:change-info>
              <dc:creator>Martin Andersen</dc:creator>
              <dc:date>2009-07-02T22:48:00</dc:date>
            </office:change-info>
            <text:p text:style-name="P8">more</text:p>
          </text:deletion>
        </text:changed-region>
        <text:changed-region text:id="ct458579536">
          <text:insertion>
            <office:change-info>
              <dc:creator>Martin Andersen</dc:creator>
              <dc:date>2009-07-02T22:48:00</dc:date>
            </office:change-info>
          </text:insertion>
        </text:changed-region>
        <text:changed-region text:id="ct458421872">
          <text:deletion>
            <office:change-info>
              <dc:creator>Martin Andersen</dc:creator>
              <dc:date>2009-07-02T22:47:00</dc:date>
            </office:change-info>
            <text:p text:style-name="P9"><text:s/>If multiple element defined than all is required for job execution.</text:p>
          </text:deletion>
        </text:changed-region>
        <text:changed-region text:id="ct458421264">
          <text:deletion>
            <office:change-info>
              <dc:creator>Martin Andersen</dc:creator>
              <dc:date>2009-07-02T22:46:00</dc:date>
            </office:change-info>
            <text:p text:style-name="P9"/>
            <text:p text:style-name="P9">Feri: detailed structure comes from the Martin's Software Version class</text:p>
          </text:deletion>
        </text:changed-region>
        <text:changed-region text:id="ct458421024">
          <text:deletion>
            <office:change-info>
              <dc:creator>Martin Andersen</dc:creator>
              <dc:date>2009-07-02T22:05:00</dc:date>
            </office:change-info>
            <text:list xml:id="list382130815" text:continue-list="list1766924612" text:style-name="Outline">
              <text:list-item text:start-value="1">
                <text:list>
                  <text:list-item text:start-value="1">
                    <text:h text:style-name="Heading_20_2" text:outline-level="2" text:restart-numbering="true" text:start-value="1"><text:reference-mark-start text:name="DataStaging"/>DataStaging<text:reference-mark-end text:name="DataStaging"/></text:h>
                  </text:list-item>
                </text:list>
              </text:list-item>
            </text:list>
          </text:deletion>
        </text:changed-region>
        <text:changed-region text:id="ct458576512">
          <text:insertion>
            <office:change-info>
              <dc:creator>Martin Andersen</dc:creator>
              <dc:date>2009-07-02T22:05:00</dc:date>
            </office:change-info>
          </text:insertion>
        </text:changed-region>
        <text:changed-region text:id="ct458420400">
          <text:insertion>
            <office:change-info>
              <dc:creator>Martin Andersen</dc:creator>
              <dc:date>2009-07-02T22:05:00</dc:date>
            </office:change-info>
          </text:insertion>
        </text:changed-region>
        <text:changed-region text:id="ct458587184">
          <text:deletion>
            <office:change-info>
              <dc:creator>Martin Andersen</dc:creator>
              <dc:date>2009-07-02T22:05:00</dc:date>
            </office:change-info>
            <text:list xml:id="list580550822" text:continue-numbering="true" text:style-name="Outline">
              <text:list-item>
                <text:list>
                  <text:list-item>
                    <text:h text:style-name="P10" text:outline-level="2"><text:reference-mark-start text:name="JobMetaData"/>JobMetaData<text:reference-mark-end text:name="JobMetaData"/></text:h>
                  </text:list-item>
                </text:list>
              </text:list-item>
            </text:list>
          </text:deletion>
        </text:changed-region>
        <text:changed-region text:id="ct458587280">
          <text:insertion>
            <office:change-info>
              <dc:creator>Martin Andersen</dc:creator>
              <dc:date>2009-07-02T22:05:00</dc:date>
            </office:change-info>
          </text:insertion>
        </text:changed-region>
        <text:changed-region text:id="ct458589008">
          <text:deletion>
            <office:change-info>
              <dc:creator>Unknown Author</dc:creator>
              <dc:date>2009-07-06T14:50:00</dc:date>
            </office:change-info>
            <text:list xml:id="list383504680" text:continue-numbering="true" text:style-name="Outline">
              <text:list-item>
                <text:h text:style-name="P11" text:outline-level="1">dering</text:h>
              </text:list-item>
            </text:list>
          </text:deletion>
        </text:changed-region>
        <text:changed-region text:id="ct458589328">
          <text:insertion>
            <office:change-info>
              <dc:creator>Unknown Author</dc:creator>
              <dc:date>2009-07-06T14:50:00</dc:date>
            </office:change-info>
          </text:insertion>
        </text:changed-region>
        <text:changed-region text:id="ct458585664">
          <text:insertion>
            <office:change-info>
              <dc:creator>Unknown Author</dc:creator>
              <dc:date>2009-07-06T14:44:00</dc:date>
            </office:change-info>
          </text:insertion>
        </text:changed-region>
        <text:changed-region text:id="ct458577216">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change-start text:change-id="ct458433952"/>The ARC Job Description Internal Representation<text:change-end text:change-id="ct45843395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0"><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0"><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1"><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2"><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32"><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32"><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32"><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32"><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32"><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32"><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32"><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32"><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32"><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31"><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2"><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2"><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2"><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2"><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2"><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1"><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2"><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2"><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32"><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32"><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32"><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32"><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32"><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32"><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32"><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2"><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32"><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2"><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2"><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2"><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2"><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2"><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2"><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2"><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32"><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1"><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2"><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2"><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2"><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2"><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2"><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2"><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32"><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2"><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2"><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2"><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2"><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2"><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32"><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32"><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32"><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32"><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32"><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32"><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32"><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32"><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32"><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32"><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32"><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32"><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31"><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2"><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2"><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31"><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2"><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2"><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2"><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2"><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0"><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458465024"/></text:p>
      <text:list xml:id="list48779760" text:continue-list="list280269552" text:style-name="List_20_1">
        <text:list-item text:start-value="1">
          <text:h text:style-name="P45" text:outline-level="1" text:restart-numbering="true" text:start-value="1"><text:change-end text:change-id="ct458465024"/>Introduction<text:change-start text:change-id="ct458464768"/></text:h>
        </text:list-item>
      </text:list>
      <text:p text:style-name="Standard"><text:change-end text:change-id="ct458464768"/>The next generation ARC middleware comes with support for the JSDL, XRSL and JDL job description languages. In order to provide support for the three languages listed above, an internal job description data strucuture is needed which is the union of the supported languages. This document describes the internal job description data structure of the next generation ARC middleware. Additional documentation can be found in the respective language documentation<text:note text:id="ftn1" text:note-class="footnote"><text:note-citation>1</text:note-citation><text:note-body><text:p text:style-name="Footnote">JDSL: http://www.ogf.org/documents/GFD.56.pdf</text:p></text:note-body></text:note><text:note text:id="ftn2" text:note-class="footnote"><text:note-citation>2</text:note-citation><text:note-body><text:p text:style-name="Footnote">XRSL: http://www.nordugrid.org/documents/xrsl.pdf</text:p></text:note-body></text:note><text:note text:id="ftn3" text:note-class="footnote"><text:note-citation>3</text:note-citation><text:note-body><text:p text:style-name="Footnote">JDL: EGEE-JRA1-TEC-592336 &amp; EGEE-JRA1-TEC-590869-JDL-Attributes-v0-8</text:p></text:note-body></text:note>, but also in the job description mapping document<text:note text:id="ftn4" text:note-class="footnote"><text:note-citation>4</text:note-citation><text:note-body><text:p text:style-name="Footnote">http://svn.nordugrid.org/trac/nordugrid/browser/arc1/trunk/doc/tech_doc/client/job_description_mapping.pdf</text:p></text:note-body></text:note> which documents how the three languages are mapped in and out from the ARC internal job description data structure.</text:p>
      <text:list xml:id="list734204460" text:continue-numbering="true" text:style-name="List_20_1">
        <text:list-item>
          <text:h text:style-name="P43" text:outline-level="1">Data Structure</text:h>
        </text:list-item>
      </text:list>
      <text:p text:style-name="Standard">The ARC internal job description is made up of a <text:change-start text:change-id="ct458466160"/>Job<text:change-end text:change-id="ct458466160"/><text:change text:change-id="ct458466256"/><text:change-start text:change-id="ct458466480"/>Description<text:change-end text:change-id="ct458466480"/> C++ class which <text:change text:change-id="ct458465120"/><text:change text:change-id="ct458465616"/>is made up from a set of other classes: <text:change text:change-id="ct458385680"/><text:change-start text:change-id="ct458465216"/>JobIdentification<text:change-end text:change-id="ct458465216"/>, <text:change text:change-id="ct458385824"/><text:change-start text:change-id="ct41497424"/>Application<text:change-end text:change-id="ct41497424"/>, <text:change text:change-id="ct458467600"/><text:change-start text:change-id="ct458389008"/>Resources<text:change-end text:change-id="ct458389008"/>,<text:change text:change-id="ct458467792"/><text:change text:change-id="ct458467696"/><text:change-start text:change-id="ct458389200"/> DataStaging<text:change-end text:change-id="ct458389200"/> and <text:change text:change-id="ct458470864"/><text:change-start text:change-id="ct458389680"/>JobMetaData<text:change-end text:change-id="ct458389680"/>. The<text:change text:change-id="ct458390048"/><text:change text:change-id="ct458389952"/><text:change-start text:change-id="ct458390224"/> JobIdentification<text:change-end text:change-id="ct458390224"/> class <text:change-start text:change-id="ct458470960"/>is <text:change-end text:change-id="ct458470960"/><text:change text:change-id="ct458390448"/><text:change-start text:change-id="ct458390560"/>used to<text:change-end text:change-id="ct458390560"/><text:change text:change-id="ct458471056"/> identify the job using various type<text:change-start text:change-id="ct458471152"/>s<text:change-end text:change-id="ct458471152"/>, tags and names. The<text:change text:change-id="ct458390816"/><text:change text:change-id="ct458390976"/><text:change-start text:change-id="ct458388464"/> Application<text:change-end text:change-id="ct458388464"/> <text:change text:change-id="ct458469680"/>class <text:change-start text:change-id="ct458388592"/>is <text:change-end text:change-id="ct458388592"/>used to describe explicit<text:change text:change-id="ct458391552"/><text:change-start text:change-id="ct458469776"/>ly<text:change-end text:change-id="ct458469776"/> <text:change text:change-id="ct458391360"/><text:change-start text:change-id="ct458391952"/>the <text:change-end text:change-id="ct458391952"/><text:change text:change-id="ct458392080"/><text:change-start text:change-id="ct458392176"/>e<text:change-end text:change-id="ct458392176"/>xecutable <text:change text:change-id="ct458392400"/><text:change text:change-id="ct458392304"/>which <text:change-start text:change-id="ct458392528"/>should be executed at the CE<text:change-end text:change-id="ct458392528"/><text:change text:change-id="ct458392768"/><text:change text:change-id="ct458392656"/><text:change-start text:change-id="ct458469872"/>, environment variables, logging, <text:change-end text:change-id="ct458469872"/><text:change-start text:change-id="ct458393008"/>standard in and out, credent<text:change-end text:change-id="ct458393008"/><text:change-start text:change-id="ct458393104"/>ial service<text:change-end text:change-id="ct458393104"/><text:change-start text:change-id="ct458469968"/>, etc<text:change-end text:change-id="ct458469968"/>.<text:change text:change-id="ct458393280"/><text:change-start text:change-id="ct458393376"/> <text:change-end text:change-id="ct458393376"/>The<text:change text:change-id="ct458393680"/><text:change text:change-id="ct458393568"/><text:change-start text:change-id="ct458394768"/> Resources<text:change-end text:change-id="ct458394768"/> <text:change text:change-id="ct458470064"/><text:change-start text:change-id="ct458393824"/>class<text:change-end text:change-id="ct458393824"/><text:change text:change-id="ct458470160"/><text:change-start text:change-id="ct458393920"/> <text:change-end text:change-id="ct458393920"/><text:change text:change-id="ct458395040"/><text:change text:change-id="ct458394912"/><text:change text:change-id="ct458395200"/><text:change-start text:change-id="ct458394448"/>contains information about the <text:change-end text:change-id="ct458394448"/><text:change text:change-id="ct458471888"/><text:change-start text:change-id="ct458394608"/>type of <text:change-end text:change-id="ct458394608"/>execution node prefered by the user. <text:change text:change-id="ct458472176"/><text:change text:change-id="ct458394112"/><text:change text:change-id="ct458472080"/><text:change text:change-id="ct458471984"/><text:change text:change-id="ct458395488"/><text:change-start text:change-id="ct458396064"/>The<text:change-end text:change-id="ct458396064"/><text:change text:change-id="ct458396256"/><text:change-start text:change-id="ct458396368"/> DataStaging<text:change-end text:change-id="ct458396368"/> <text:change text:change-id="ct458472272"/><text:change-start text:change-id="ct458396496"/>class contains information about <text:change-end text:change-id="ct458396496"/><text:change-start text:change-id="ct458396704"/>input file<text:change-end text:change-id="ct458396704"/>s<text:change-start text:change-id="ct458472368"/> and output files/directories created by the job<text:change-end text:change-id="ct458472368"/>. Finally the job description may <text:change text:change-id="ct458397456"/><text:change-start text:change-id="ct458397552"/>contain meta data, describing the context in which the description was generated, and <text:change-end text:change-id="ct458397552"/>this information<text:change-start text:change-id="ct458397744"/> is <text:change-end text:change-id="ct458397744"/><text:change-start text:change-id="ct458397840"/>stored in the<text:change-end text:change-id="ct458397840"/><text:change text:change-id="ct458472464"/><text:change text:change-id="ct458397936"/><text:change-start text:change-id="ct458398640"/> JobMetaData<text:change-end text:change-id="ct458398640"/> <text:change-start text:change-id="ct458398768"/>class<text:change-end text:change-id="ct458398768"/><text:change text:change-id="ct458472560"/>. </text:p>
      <text:p text:style-name="Standard"/>
      <text:p text:style-name="Standard">In the following sections<text:change text:change-id="ct458398896"/><text:change-start text:change-id="ct458473136"/> <text:change-end text:change-id="ct458473136"/><text:change text:change-id="ct458473232"/>detailed definition<text:change-start text:change-id="ct458398432"/>s<text:change-end text:change-id="ct458398432"/> of <text:change-start text:change-id="ct458399184"/>the classes<text:change-end text:change-id="ct458399184"/><text:change text:change-id="ct458473328"/> <text:change text:change-id="ct458399392"/><text:change-start text:change-id="ct458399584"/>are given<text:change-end text:change-id="ct458399584"/>.<text:change-start text:change-id="ct458475280"/></text:p>
      <text:list xml:id="list1564854852" text:continue-numbering="true" text:style-name="List_20_1">
        <text:list-item>
          <text:list>
            <text:list-header>
              <text:h text:style-name="P48" text:outline-level="2" text:is-list-header="true"><text:change-end text:change-id="ct458475280"/>2.1<text:change-start text:change-id="ct458473856"/> Types</text:h>
            </text:list-header>
          </text:list>
        </text:list-item>
      </text:list>
      <text:p text:style-name="Text_20_body"><text:change-end text:change-id="ct458473856"/>In addition to the atomic types like string, integer, datetime, URL etc. we introduce the following resuable complex types.<text:change-start text:change-id="ct458475728"/></text:p>
      <text:list xml:id="list1514804049" text:continue-numbering="true" text:style-name="List_20_1">
        <text:list-item>
          <text:list>
            <text:list-item>
              <text:list>
                <text:list-item>
                  <text:h text:style-name="P54" text:outline-level="3"><text:change-end text:change-id="ct458475728"/>ExecutableType</text:h>
                </text:list-item>
              </text:list>
            </text:list-item>
          </text:list>
        </text:list-item>
      </text:list>
      <text:p text:style-name="Text_20_body">In order to generalize the description of any executable this new complex base type has been introduced.</text:p>
      <text:list xml:id="list2124547652" text:continue-numbering="true" text:style-name="List_20_1">
        <text:list-item>
          <text:list>
            <text:list-item>
              <text:list>
                <text:list-item>
                  <text:list>
                    <text:list-item>
                      <text:h text:style-name="P54" text:outline-level="3">Path</text:h>
                    </text:list-item>
                  </text:list>
                </text:list-item>
              </text:list>
            </text:list-item>
          </text:list>
        </text:list-item>
      </text:list>
      <text:p text:style-name="Text_20_body">This mandatory string element specify the path of the executabe relative to the session directory. Multiplicity is one.</text:p>
      <text:list xml:id="list145836142" text:continue-numbering="true" text:style-name="List_20_1">
        <text:list-item>
          <text:list>
            <text:list-item>
              <text:list>
                <text:list-item>
                  <text:list>
                    <text:list-item>
                      <text:h text:style-name="P54" text:outline-level="3">Argument</text:h>
                    </text:list-item>
                  </text:list>
                </text:list-item>
              </text:list>
            </text:list-item>
          </text:list>
        </text:list-item>
      </text:list>
      <text:p text:style-name="Standard">This optional element is a string specifying an argument for the executable. The multiplicity is zero or more with strict ordering. There is no default value of this element.</text:p>
      <text:p text:style-name="Standard"/>
      <text:p text:style-name="Standard">Comment: introduced complex structure and semantic changes in comparison to the Argument element of the GFD 136.</text:p>
      <text:list xml:id="list2020728661" text:continue-numbering="true" text:style-name="List_20_1">
        <text:list-item>
          <text:list>
            <text:list-item>
              <text:list>
                <text:list-item>
                  <text:h text:style-name="P54" text:outline-level="3">SoftwareRequirement</text:h>
                </text:list-item>
              </text:list>
            </text:list-item>
          </text:list>
        </text:list-item>
      </text:list>
      <text:p text:style-name="Standard">The SoftwareRequirment element provides the general envelope to express logical relation of <text:soft-page-break/>Software requests. The SoftwareRequirement element specifies the software requirements of a job. It may contain multiple other Software elements. This element may in turn contain a boolean that specifies that all or only one of its child elements has to be satisfied. The multiplicity of this element is zero or more. There is no default value of this element.</text:p>
      <text:p text:style-name="Standard"/>
      <text:p text:style-name="Standard">Comment: new. The proposed new structure replaces ApplicationName, ApplicationVersion, OperatingSystem, OperatingSystemType, OperatingSystemVersion, OperatingSystemName of GFD136.</text:p>
      <text:list xml:id="list1164259416" text:continue-numbering="true" text:style-name="List_20_1">
        <text:list-item>
          <text:list>
            <text:list-item>
              <text:list>
                <text:list-item>
                  <text:list>
                    <text:list-item>
                      <text:h text:style-name="P54" text:outline-level="3"><text:change-start text:change-id="ct458473680"/>Software</text:h>
                    </text:list-item>
                  </text:list>
                </text:list-item>
              </text:list>
            </text:list-item>
          </text:list>
        </text:list-item>
      </text:list>
      <text:p text:style-name="Standard">The Software <text:change-end text:change-id="ct458473680"/>is a triplet of strings. <text:change-start text:change-id="ct458478880"/>The multiplicity is zero or more<text:change-end text:change-id="ct458478880"/>. There is no default value of this element. The structure is composed of Family, Name and Version string elements.</text:p>
      <text:p text:style-name="Standard"><text:line-break/>Comment: The proposed new structure replaces ApplicationName, ApplicationVersion, OperatingSystem, OperatingSystemType, OperatingSystemVersion, OperatingSystemName of GFD136. <text:change-start text:change-id="ct458479280"/></text:p>
      <text:list xml:id="list1068544542" text:continue-numbering="true" text:style-name="List_20_1">
        <text:list-item>
          <text:list>
            <text:list-item>
              <text:list>
                <text:list-item>
                  <text:h text:style-name="P54" text:outline-level="3"><text:change-end text:change-id="ct458479280"/>ScalableTime</text:h>
                </text:list-item>
              </text:list>
            </text:list-item>
          </text:list>
        </text:list-item>
      </text:list>
      <text:p text:style-name="Text_20_body">This new optional complex structure is used to define scalable time request depending on benchmark results. Multiplicity zero or one. There is no default value of this element.</text:p>
      <text:list xml:id="list853908827" text:continue-numbering="true" text:style-name="List_20_1">
        <text:list-item>
          <text:list>
            <text:list-item>
              <text:list>
                <text:list-item>
                  <text:list>
                    <text:list-item>
                      <text:h text:style-name="P54" text:outline-level="3">Value</text:h>
                    </text:list-item>
                  </text:list>
                </text:list-item>
              </text:list>
            </text:list-item>
          </text:list>
        </text:list-item>
      </text:list>
      <text:p text:style-name="Text_20_body">Mandatory integer range. Multiplicity is one. There is no default value of this element.</text:p>
      <text:list xml:id="list1243973782" text:continue-numbering="true" text:style-name="List_20_1">
        <text:list-item>
          <text:list>
            <text:list-item>
              <text:list>
                <text:list-item>
                  <text:list>
                    <text:list-item>
                      <text:h text:style-name="P54" text:outline-level="3">BenchmarkType</text:h>
                    </text:list-item>
                  </text:list>
                </text:list-item>
              </text:list>
            </text:list-item>
          </text:list>
        </text:list-item>
      </text:list>
      <text:p text:style-name="Text_20_body">Optional string element which specifies the type of the benchmark used to obtain the BenchmarkValue. Multiplicity is zero or one. There is no default value of this element. <text:s/>It is an open enumeration with values of the GLUE2 Benchmark_t type:</text:p>
      <text:list xml:id="list612811971" text:style-name="L1">
        <text:list-item>
          <text:p text:style-name="P49">bogomips</text:p>
        </text:list-item>
        <text:list-item>
          <text:p text:style-name="P49">cfp2006</text:p>
        </text:list-item>
        <text:list-item>
          <text:p text:style-name="P49">cint2006</text:p>
        </text:list-item>
        <text:list-item>
          <text:p text:style-name="P49">linpack</text:p>
        </text:list-item>
        <text:list-item>
          <text:p text:style-name="P49">specfp2000</text:p>
        </text:list-item>
        <text:list-item>
          <text:p text:style-name="P49">specint2000</text:p>
        </text:list-item>
      </text:list>
      <text:list xml:id="list798098176" text:continue-list="list1243973782" text:style-name="List_20_1">
        <text:list-item text:start-value="1">
          <text:list>
            <text:list-item>
              <text:list>
                <text:list-item>
                  <text:list>
                    <text:list-item text:start-value="1">
                      <text:h text:style-name="P54" text:outline-level="3" text:restart-numbering="true" text:start-value="1">BenchmarkValue</text:h>
                    </text:list-item>
                  </text:list>
                </text:list-item>
              </text:list>
            </text:list-item>
          </text:list>
        </text:list-item>
      </text:list>
      <text:p text:style-name="Text_20_body">Optional integer element which specifies the result of the benchmark defined by BenchmarkType. Multiplicity zero or one. There is no default value of this element.</text:p>
      <text:list xml:id="list1684716164" text:continue-numbering="true" text:style-name="List_20_1">
        <text:list-item>
          <text:list>
            <text:list-item>
              <text:list>
                <text:list-item>
                  <text:h text:style-name="P54" text:outline-level="3"><text:change-start text:change-id="ct458487024"/>Range</text:h>
                </text:list-item>
              </text:list>
            </text:list-item>
          </text:list>
        </text:list-item>
      </text:list>
      <text:p text:style-name="Standard"><text:change-end text:change-id="ct458487024"/>Simplified structure to express required minimum and maximum values. The range has Min and Max sub elements.</text:p>
      <text:list xml:id="list1684213947" text:continue-numbering="true" text:style-name="List_20_1">
        <text:list-item>
          <text:list>
            <text:list-item>
              <text:h text:style-name="P48" text:outline-level="2"><text:change text:change-id="ct458487904"/><text:change-start text:change-id="ct458488000"/>JobIdentification<text:change-end text:change-id="ct458488000"/></text:h>
            </text:list-item>
          </text:list>
        </text:list-item>
      </text:list>
      <text:p text:style-name="P2"><text:change text:change-id="ct458487792"/>Stores the name of the job and defines its type. The multiplicity of this element is zero or one.</text:p>
      <text:list xml:id="list1833387416" text:continue-numbering="true" text:style-name="List_20_1">
        <text:list-item>
          <text:list>
            <text:list-item>
              <text:list>
                <text:list-item>
                  <text:h text:style-name="P54" text:outline-level="3"><text:soft-page-break/>JobName</text:h>
                </text:list-item>
              </text:list>
            </text:list-item>
          </text:list>
        </text:list-item>
      </text:list>
      <text:p text:style-name="P4"><text:span text:style-name="T1">This </text:span><text:change-start text:change-id="ct458485840"/><text:span text:style-name="T1">optional</text:span><text:change-end text:change-id="ct458485840"/><text:change-start text:change-id="ct458485520"/><text:span text:style-name="T1"> </text:span><text:change-end text:change-id="ct458485520"/><text:change-start text:change-id="ct458486368"/><text:span text:style-name="T1">string </text:span><text:change-end text:change-id="ct458486368"/><text:span text:style-name="T1">element </text:span><text:change text:change-id="ct458486560"/><text:span text:style-name="T1">may be specified by a user to name the job.</text:span> It may not be unique to a particular job description<text:change text:change-id="ct458491344"/>, which means that a user may specify the same<text:span text:style-name="T11"> </text:span><text:change-start text:change-id="ct458488576"/><text:span text:style-name="DataType"><text:span text:style-name="T11">JobName</text:span></text:span><text:change-end text:change-id="ct458488576"/><text:span text:style-name="T11"> </text:span>for multiple job descriptions. Some project defines their own format for the <text:change-start text:change-id="ct458489296"/><text:span text:style-name="DataType"><text:span text:style-name="T11">JobName</text:span></text:span><text:change-end text:change-id="ct458489296"/> in order to categorize and explicitly define the particular version of job they run. However the recommended way to attach user specified categories to the job is to use <text:change-start text:change-id="ct458492240"/><text:span text:style-name="DataType"><text:span text:style-name="T11">UserTag</text:span></text:span><text:change-end text:change-id="ct458492240"/> element<text:change text:change-id="ct444768176"/><text:change-start text:change-id="ct458492336"/>.<text:change-end text:change-id="ct458492336"/><text:change text:change-id="ct458492016"/> <text:change-start text:change-id="ct458492432"/>This element has no default value<text:change-end text:change-id="ct458492432"/>. The multiplicity of this element is zero or one.<text:change text:change-id="ct458402944"/><text:change-start text:change-id="ct458491440"/></text:p>
      <text:p text:style-name="Standard"/>
      <text:p text:style-name="Standard">Comment: <text:change-end text:change-id="ct458491440"/>S<text:change-start text:change-id="ct458395872"/>ame as JobName of the GFD 136.<text:change-end text:change-id="ct458395872"/></text:p>
      <text:list xml:id="list730981203" text:continue-numbering="true" text:style-name="List_20_1">
        <text:list-item>
          <text:list>
            <text:list-item>
              <text:list>
                <text:list-item>
                  <text:h text:style-name="P54" text:outline-level="3"><text:change text:change-id="ct458491216"/>Description</text:h>
                </text:list-item>
              </text:list>
            </text:list-item>
          </text:list>
        </text:list-item>
      </text:list>
      <text:p text:style-name="Text_20_body">This<text:change text:change-id="ct458485616"/><text:change-start text:change-id="ct458486832"/> <text:change-end text:change-id="ct458486832"/><text:change-start text:change-id="ct458401056"/>optional <text:change-end text:change-id="ct458401056"/><text:change-start text:change-id="ct458404928"/>string <text:change-end text:change-id="ct458404928"/>element may contain a longer textual description of job. <text:change text:change-id="ct458411936"/><text:change text:change-id="ct458400928"/><text:change text:change-id="ct458406608"/><text:change-start text:change-id="ct458412064"/>This element has no default value<text:change-end text:change-id="ct458412064"/>. The multiplicity of this element is zero or one. <text:change text:change-id="ct458401360"/><text:change text:change-id="ct458403248"/><text:change text:change-id="ct458485936"/></text:p>
      <text:list xml:id="list1078665628" text:continue-numbering="true" text:style-name="List_20_1">
        <text:list-item>
          <text:list>
            <text:list-item>
              <text:list>
                <text:list-item>
                  <text:h text:style-name="P54"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458492528"/>enumeration<text:change-end text:change-id="ct458492528"/> with the following elements:</text:p>
      <text:list xml:id="list1907336138" text:style-name="L2">
        <text:list-item>
          <text:p text:style-name="P33"><text:span text:style-name="T3">collectionelement</text:span>: a job submitted as part of a collection of individual jobs which do not communicate among them, </text:p>
        </text:list-item>
        <text:list-item>
          <text:p text:style-name="P33"><text:span text:style-name="T3">parallelelement</text:span>: a job submitted as part of a collection of individual jobs which communicate among them, </text:p>
        </text:list-item>
        <text:list-item>
          <text:p text:style-name="P33"><text:span text:style-name="T3">single</text:span>: an individual stand-alone job, </text:p>
        </text:list-item>
        <text:list-item>
          <text:p text:style-name="P33"><text:span text:style-name="T3">workflownode</text:span>: a job submitted as part of a workflow.</text:p>
        </text:list-item>
      </text:list>
      <text:list xml:id="list1307793116" text:continue-list="list1078665628" text:style-name="List_20_1">
        <text:list-item text:start-value="1">
          <text:list>
            <text:list-item>
              <text:list>
                <text:list-item text:start-value="1">
                  <text:h text:style-name="P54" text:outline-level="3" text:restart-numbering="true" text:start-value="1">UserTag</text:h>
                </text:list-item>
              </text:list>
            </text:list-item>
          </text:list>
        </text:list-item>
      </text:list>
      <text:p text:style-name="Standard">This optional element is for human readable comment<text:change text:change-id="ct458494192"/><text:change-start text:change-id="ct458493888"/>s<text:change-end text:change-id="ct458493888"/>, tags for free grouping or identifying <text:change text:change-id="ct458493408"/>different jobs. This element has no default value. The multiplicity of this element is zero or more. The type of this element is <text:change-start text:change-id="ct458405760"/>string<text:change-end text:change-id="ct458405760"/>.</text:p>
      <text:list xml:id="list1815304861" text:continue-numbering="true" text:style-name="List_20_1">
        <text:list-item>
          <text:list>
            <text:list-item>
              <text:list>
                <text:list-item>
                  <text:h text:style-name="P54" text:outline-level="3">JobVOName</text:h>
                </text:list-item>
              </text:list>
            </text:list-item>
          </text:list>
        </text:list-item>
      </text:list>
      <text:p text:style-name="Standard">This element should be used to indicate the <text:change text:change-id="ct458499072"/>Virtual Organisation<text:change-start text:change-id="ct458405328"/> of the job<text:change-end text:change-id="ct458405328"/>. If this optional element is not present th<text:change text:change-id="ct458497184"/><text:change-start text:change-id="ct458497280"/>e<text:change-end text:change-id="ct458497280"/>n it is not defined. The multiplicty of this element is zero or one. The type of this element is <text:change-start text:change-id="ct458406080"/>string<text:change-end text:change-id="ct458406080"/>. It is recommended not to use this information to access contriol because authenticity is not gratanteed.</text:p>
      <text:p text:style-name="Standard"/>
      <text:p text:style-name="Standard">Comment: Similar information is also found in the JobProject of GFD 136.</text:p>
      <text:list xml:id="list1760157192" text:continue-numbering="true" text:style-name="List_20_1">
        <text:list-item>
          <text:list>
            <text:list-item>
              <text:h text:style-name="P48" text:outline-level="2"><text:change text:change-id="ct458499776"/><text:change-start text:change-id="ct458497712"/>Application<text:change-end text:change-id="ct458497712"/></text:h>
            </text:list-item>
          </text:list>
        </text:list-item>
      </text:list>
      <text:p text:style-name="Standard">Is used to describe the executed application and its sofware environment. The section is <text:change-start text:change-id="ct458497504"/><text:span text:style-name="T7">mandatory</text:span><text:change-end text:change-id="ct458497504"/> and its multiplicity is one.</text:p>
      <text:list xml:id="list458736166" text:continue-numbering="true" text:style-name="List_20_1">
        <text:list-item>
          <text:list>
            <text:list-item>
              <text:list>
                <text:list-item>
                  <text:h text:style-name="P54" text:outline-level="3"><text:change text:change-id="ct458500320"/><text:change-start text:change-id="ct458498160"/>Executable<text:change-end text:change-id="ct458498160"/></text:h>
                </text:list-item>
              </text:list>
            </text:list-item>
          </text:list>
        </text:list-item>
      </text:list>
      <text:p text:style-name="P21">This <text:change-start text:change-id="ct458412512"/>mandatory<text:change-end text:change-id="ct458412512"/> complex element with ExecutableType is specifying the main executable of the job. Multiplicity is one. <text:line-break/></text:p>
      <text:p text:style-name="Standard">Comment: Introduced complex structure and semantic changes in compare to the Executable element of the GFD 136. </text:p>
      <text:list xml:id="list1743980526" text:continue-numbering="true" text:style-name="List_20_1">
        <text:list-item>
          <text:list>
            <text:list-item>
              <text:list>
                <text:list-item>
                  <text:h text:style-name="P54" text:outline-level="3"><text:soft-page-break/>Input</text:h>
                </text:list-item>
              </text:list>
            </text:list-item>
          </text:list>
        </text:list-item>
      </text:list>
      <text:p text:style-name="P21">This optional element is a <text:change-start text:change-id="ct458500416"/>string<text:change-end text:change-id="ct458500416"/> specifying the input (Standard Input) for the <text:change text:change-id="ct458497376"/><text:change-start text:change-id="ct458412256"/>Executable<text:change-end text:change-id="ct458412256"/>. The <text:change-start text:change-id="ct458412976"/>Input<text:change-end text:change-id="ct458412976"/><text:change text:change-id="ct458413072"/> <text:change-start text:change-id="ct458412352"/>element is a <text:change-end text:change-id="ct458412352"/>filename <text:change-start text:change-id="ct458413296"/>which should be <text:change-end text:change-id="ct458413296"/>relative to the session directory of the job. There is no default value of this element. The multiplicity is zero or one.<text:line-break/></text:p>
      <text:p text:style-name="P4">Comment: Same as Input in the GFD 136.</text:p>
      <text:list xml:id="list1307933873" text:continue-numbering="true" text:style-name="List_20_1">
        <text:list-item>
          <text:list>
            <text:list-item>
              <text:list>
                <text:list-item>
                  <text:h text:style-name="P54" text:outline-level="3"><text:change text:change-id="ct458502784"/><text:change-start text:change-id="ct458502880"/>Output<text:change-end text:change-id="ct458502880"/></text:h>
                </text:list-item>
              </text:list>
            </text:list-item>
          </text:list>
        </text:list-item>
      </text:list>
      <text:p text:style-name="Standard">This optional element is a <text:change-start text:change-id="ct458500736"/>string<text:change-end text:change-id="ct458500736"/> specifying the output (Standard Output) for the<text:change text:change-id="ct458414624"/><text:change-start text:change-id="ct458500832"/> <text:change-end text:change-id="ct458500832"/><text:change-start text:change-id="ct458414880"/>Executable<text:change-end text:change-id="ct458414880"/>. The <text:change-start text:change-id="ct458414976"/>Output<text:change-end text:change-id="ct458414976"/> element is a filename <text:change-start text:change-id="ct458409520"/>which should be <text:change-end text:change-id="ct458409520"/>relative to the session directory of the job. There is no default value of this element.. The multiplicity is zero or one.<text:line-break/></text:p>
      <text:p text:style-name="Standard">Comment: Same as Output in the GFD 136.</text:p>
      <text:list xml:id="list2033524113" text:continue-numbering="true" text:style-name="List_20_1">
        <text:list-item>
          <text:list>
            <text:list-item>
              <text:list>
                <text:list-item>
                  <text:h text:style-name="P54" text:outline-level="3"><text:change text:change-id="ct458503360"/><text:change-start text:change-id="ct458503456"/>Error<text:change-end text:change-id="ct458503456"/></text:h>
                </text:list-item>
              </text:list>
            </text:list-item>
          </text:list>
        </text:list-item>
      </text:list>
      <text:p text:style-name="Standard">This optional element is a <text:change-start text:change-id="ct458502976"/>string<text:change-end text:change-id="ct458502976"/> specifying the error output (Standard Error) for the <text:change text:change-id="ct458409872"/><text:change-start text:change-id="ct458503072"/>Excutable<text:change-end text:change-id="ct458503072"/>. The <text:change-start text:change-id="ct458415584"/>Error<text:change-end text:change-id="ct458415584"/> element is a filename <text:change-start text:change-id="ct458415744"/>which should be <text:change-end text:change-id="ct458415744"/>relative to the session directory of the job. There is no default value of this element. The multiplicity is zero or one.</text:p>
      <text:p text:style-name="Standard"/>
      <text:p text:style-name="Standard">Comment: Same as Error in the GFD 136.</text:p>
      <text:list xml:id="list1469056480" text:continue-numbering="true" text:style-name="List_20_1">
        <text:list-item>
          <text:list>
            <text:list-item>
              <text:list>
                <text:list-item>
                  <text:h text:style-name="P54" text:outline-level="3">Join</text:h>
                </text:list-item>
              </text:list>
            </text:list-item>
          </text:list>
        </text:list-item>
      </text:list>
      <text:p text:style-name="Standard">This <text:change-start text:change-id="ct458503616"/>is an <text:change-end text:change-id="ct458503616"/>optional <text:change-start text:change-id="ct458413968"/>boolean<text:change-end text:change-id="ct458413968"/> element<text:change text:change-id="ct458497872"/><text:change-start text:change-id="ct458415184"/>. <text:change-end text:change-id="ct458415184"/><text:change text:change-id="ct458415312"/><text:change-start text:change-id="ct458497968"/>I<text:change-end text:change-id="ct458497968"/>f <text:change text:change-id="ct458498064"/><text:change-start text:change-id="ct458410096"/>true<text:change-end text:change-id="ct458410096"/><text:change text:change-id="ct458410256"/><text:change-start text:change-id="ct458498320"/> it specifies that<text:change-end text:change-id="ct458498320"/><text:change text:change-id="ct458410544"/><text:change-start text:change-id="ct458410640"/> <text:change-end text:change-id="ct458410640"/><text:change text:change-id="ct458410864"/><text:change text:change-id="ct458410768"/><text:change-start text:change-id="ct458498416"/>standard output and error <text:change-end text:change-id="ct458498416"/><text:change-start text:change-id="ct458498512"/>should be joined <text:change-end text:change-id="ct458498512"/><text:change text:change-id="ct458416000"/>into <text:change text:change-id="ct458499872"/><text:change text:change-id="ct458416096"/><text:change-start text:change-id="ct458416448"/>the file specified by<text:change-end text:change-id="ct458416448"/><text:change-start text:change-id="ct458416576"/> Output<text:change-end text:change-id="ct458416576"/><text:change-start text:change-id="ct458416672"/> element<text:change-end text:change-id="ct458416672"/>. I<text:change text:change-id="ct458416768"/><text:change-start text:change-id="ct458416880"/>f<text:change-end text:change-id="ct458416880"/> <text:change-start text:change-id="ct458417088"/>it <text:change-end text:change-id="ct458417088"/>is <text:change text:change-id="ct458499968"/>not defined th<text:change text:change-id="ct458417248"/><text:change-start text:change-id="ct458417424"/>e<text:change-end text:change-id="ct458417424"/>n the default value is false<text:change-start text:change-id="ct458500064"/>, and joining is not done<text:change-end text:change-id="ct458500064"/>. Multiplicity is zero or one.</text:p>
      <text:list xml:id="list2044301095" text:continue-numbering="true" text:style-name="List_20_1">
        <text:list-item>
          <text:list>
            <text:list-item>
              <text:list>
                <text:list-item>
                  <text:h text:style-name="P54" text:outline-level="3">Environment</text:h>
                </text:list-item>
              </text:list>
            </text:list-item>
          </text:list>
        </text:list-item>
      </text:list>
      <text:p text:style-name="Standard">This optional element specifies <text:change-start text:change-id="ct458417552"/>environment variables which should be defined at the<text:change-end text:change-id="ct458417552"/> execution service <text:change-start text:change-id="ct458417648"/>in the execution environment of the job. It consists of a <text:change-end text:change-id="ct458417648"/><text:change text:change-id="ct458417744"/>name<text:change text:change-id="ct458503840"/><text:change-start text:change-id="ct458417936"/>/<text:change-end text:change-id="ct458417936"/>value pair <text:change text:change-id="ct458503936"/><text:change-start text:change-id="ct458418096"/>of <text:change-end text:change-id="ct458418096"/><text:change-start text:change-id="ct458504032"/>string<text:change-end text:change-id="ct458504032"/><text:change text:change-id="ct458401696"/><text:change-start text:change-id="ct458401792"/>s<text:change-end text:change-id="ct458401792"/><text:change text:change-id="ct458419408"/>.<text:change-start text:change-id="ct458418240"/> The multiplicity of this elemenet is zero or more<text:change-end text:change-id="ct458418240"/> with strict ordering<text:change-start text:change-id="ct458499328"/>.<text:change-end text:change-id="ct458499328"/> There is no default value of this element.<text:line-break/></text:p>
      <text:p text:style-name="Standard">Comment: Introduced complex structure in comparison to the Environment element of the GFD 136. </text:p>
      <text:list xml:id="list61682959" text:continue-numbering="true" text:style-name="List_20_1">
        <text:list-item>
          <text:list>
            <text:list-item>
              <text:list>
                <text:list-item>
                  <text:list>
                    <text:list-item>
                      <text:h text:style-name="P54"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xml:id="list702421706" text:continue-numbering="true" text:style-name="List_20_1">
        <text:list-item>
          <text:list>
            <text:list-item>
              <text:list>
                <text:list-item>
                  <text:list>
                    <text:list-item>
                      <text:h text:style-name="P54" text:outline-level="3">Value</text:h>
                    </text:list-item>
                  </text:list>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xml:id="list2115536477" text:continue-numbering="true" text:style-name="List_20_1">
        <text:list-item>
          <text:list>
            <text:list-item>
              <text:list>
                <text:list-item>
                  <text:h text:style-name="P54" text:outline-level="3">Prologue</text:h>
                </text:list-item>
              </text:list>
            </text:list-item>
          </text:list>
        </text:list-item>
      </text:list>
      <text:p text:style-name="Standard">This optional ExecutionType element specifies the path of the executable and its arguments which will be run before the actual executable is run. If the prologue fails the job execution terminates. There is no default value of this element.</text:p>
      <text:list xml:id="list1166356854" text:continue-numbering="true" text:style-name="List_20_1">
        <text:list-item>
          <text:list>
            <text:list-item>
              <text:list>
                <text:list-item>
                  <text:h text:style-name="P54" text:outline-level="3"><text:soft-page-break/>Epilogue</text:h>
                </text:list-item>
              </text:list>
            </text:list-item>
          </text:list>
        </text:list-item>
      </text:list>
      <text:p text:style-name="Standard">This optional ExecutionType element specifies the path of the executable and its argumnets which will be run after the actual executable is run. If the epilogue fails the job execution terminates. There is no default value of this element.</text:p>
      <text:list xml:id="list1960446656" text:continue-numbering="true" text:style-name="List_20_1">
        <text:list-item>
          <text:list>
            <text:list-item>
              <text:list>
                <text:list-item>
                  <text:h text:style-name="P54"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list xml:id="list1616882765" text:continue-numbering="true" text:style-name="List_20_1">
        <text:list-item>
          <text:list>
            <text:list-item>
              <text:list>
                <text:list-item>
                  <text:h text:style-name="P54"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list xml:id="list1922093511" text:continue-numbering="true" text:style-name="List_20_1">
        <text:list-item>
          <text:list>
            <text:list-item>
              <text:list>
                <text:list-item>
                  <text:h text:style-name="P54" text:outline-level="3">Re<text:change text:change-id="ct458507008"/><text:change-start text:change-id="ct458507104"/>ru<text:change-end text:change-id="ct458507104"/>n</text:h>
                </text:list-item>
              </text:list>
            </text:list-item>
          </text:list>
        </text:list-item>
      </text:list>
      <text:p text:style-name="P17">An optional integer specifying the number of possible reruns the user can initiate in case of a system failure. If it is not defined, the default value is 0. The actual reruns can take place in different parts of the executation chain. Multiplicity is zero or one.<text:change-start text:change-id="ct458507296"/></text:p>
      <text:list xml:id="list1260668850" text:continue-numbering="true" text:style-name="List_20_1">
        <text:list-item>
          <text:list>
            <text:list-item>
              <text:list>
                <text:list-item>
                  <text:h text:style-name="P54" text:outline-level="3">Expir<text:change-end text:change-id="ct458507296"/><text:change-start text:change-id="ct458506752"/>yTime</text:h>
                </text:list-item>
              </text:list>
            </text:list-item>
          </text:list>
        </text:list-item>
      </text:list>
      <text:p text:style-name="Text_20_body"><text:change-end text:change-id="ct458506752"/><text:change-start text:change-id="ct458504320"/>The ExpiryTime element is optional<text:change-end text:change-id="ct458504320"/><text:change-start text:change-id="ct458419648"/> and specifies<text:change-end text:change-id="ct458419648"/><text:change-start text:change-id="ct458419744"/> the date and time <text:change-end text:change-id="ct458419744"/>after which the processing of a passive job can be terminated<text:change-start text:change-id="ct458419840"/>. Multiplicity is zero or one.<text:change-end text:change-id="ct458419840"/> There is no default value of this element.</text:p>
      <text:list xml:id="list71748295" text:continue-numbering="true" text:style-name="List_20_1">
        <text:list-item>
          <text:list>
            <text:list-item>
              <text:list>
                <text:list-item>
                  <text:h text:style-name="P54" text:outline-level="3">StartOnHold</text:h>
                </text:list-item>
              </text:list>
            </text:list-item>
          </text:list>
        </text:list-item>
      </text:list>
      <text:p text:style-name="Text_20_body">Ths optional boolean element defines wheter the created job should be put on hold and processing suspended until explicit state change request arrives. The default value of this element is false. Multiplicity is zero or one.</text:p>
      <text:list xml:id="list219315745" text:continue-numbering="true" text:style-name="List_20_1">
        <text:list-item>
          <text:list>
            <text:list-item>
              <text:list>
                <text:list-item>
                  <text:h text:style-name="P54"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list xml:id="list41835610" text:continue-numbering="true" text:style-name="List_20_1">
        <text:list-item>
          <text:list>
            <text:list-item>
              <text:list>
                <text:list-item>
                  <text:h text:style-name="P54"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list xml:id="list2135475995" text:continue-numbering="true" text:style-name="List_20_1">
        <text:list-item>
          <text:list>
            <text:list-item>
              <text:list>
                <text:list-item>
                  <text:h text:style-name="P54" text:outline-level="3">CredentialService</text:h>
                </text:list-item>
              </text:list>
            </text:list-item>
          </text:list>
        </text:list-item>
      </text:list>
      <text:p text:style-name="P17">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list xml:id="list1282386948" text:continue-numbering="true" text:style-name="List_20_1">
        <text:list-item>
          <text:list>
            <text:list-item>
              <text:list>
                <text:list-item>
                  <text:h text:style-name="P54" text:outline-level="3">AccessControl</text:h>
                </text:list-item>
              </text:list>
            </text:list-item>
          </text:list>
        </text:list-item>
      </text:list>
      <text:p text:style-name="Standard">Free format place holder for policy description.</text:p>
      <text:list xml:id="list2163085038" text:continue-numbering="true" text:style-name="List_20_1">
        <text:list-item>
          <text:list>
            <text:list-item>
              <text:h text:style-name="P48" text:outline-level="2"><text:change text:change-id="ct458508784"/><text:change-start text:change-id="ct458508976"/><text:soft-page-break/>Resources<text:change-end text:change-id="ct458508976"/></text:h>
            </text:list-item>
          </text:list>
        </text:list-item>
      </text:list>
      <text:p text:style-name="Standard">The optional complex resource element describe the resource requirements of the job. <text:change text:change-id="ct458508624"/>It specifies the operating system requirement to be provided for the grid job. Its type is SoftwareRequirement. Multiplicity is zero or more. There is no default value of this element. </text:p>
      <text:list xml:id="list1451104897" text:continue-numbering="true" text:style-name="List_20_1">
        <text:list-item>
          <text:list>
            <text:list-item>
              <text:list>
                <text:list-item>
                  <text:h text:style-name="P54"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670699503" text:style-name="L3">
        <text:list-item>
          <text:p text:style-name="P34"><text:span text:style-name="T3">linux</text:span>: Family of operating systems based on Linux kernel </text:p>
        </text:list-item>
        <text:list-item>
          <text:p text:style-name="P34"><text:span text:style-name="T3">macosx</text:span>: Family of operating systems based on MacOS X </text:p>
        </text:list-item>
        <text:list-item>
          <text:p text:style-name="P34"><text:span text:style-name="T3">solaris</text:span>: Family of operating systems based on Solaris </text:p>
        </text:list-item>
        <text:list-item>
          <text:p text:style-name="P34"><text:span text:style-name="T3">windows:</text:span> Family of operating systems based on Windows </text:p>
        </text:list-item>
        <text:list-item>
          <text:p text:style-name="P34"><text:span text:style-name="T3">aix</text:span>: AIX </text:p>
        </text:list-item>
        <text:list-item>
          <text:p text:style-name="P34"><text:span text:style-name="T3">centos</text:span>: CentOS </text:p>
        </text:list-item>
        <text:list-item>
          <text:p text:style-name="P34"><text:span text:style-name="T3">debian</text:span>: Debian </text:p>
        </text:list-item>
        <text:list-item>
          <text:p text:style-name="P34"><text:span text:style-name="T3">fedoracore</text:span>: RedHat Fedora </text:p>
        </text:list-item>
        <text:list-item>
          <text:p text:style-name="P34"><text:span text:style-name="T3">gentoo</text:span>: Gentoo Linux </text:p>
        </text:list-item>
        <text:list-item>
          <text:p text:style-name="P34"><text:span text:style-name="T3">leopard</text:span>: Mac OS X 10.5 (Leopard) </text:p>
        </text:list-item>
        <text:list-item>
          <text:p text:style-name="P34"><text:span text:style-name="T3">linux-rocks</text:span>:</text:p>
        </text:list-item>
        <text:list-item>
          <text:p text:style-name="P34"><text:span text:style-name="T3">mandrake</text:span>: Mandrake </text:p>
        </text:list-item>
        <text:list-item>
          <text:p text:style-name="P34"><text:span text:style-name="T3">redhatenterpriseas</text:span>: RedHat Enterprise Server </text:p>
        </text:list-item>
        <text:list-item>
          <text:p text:style-name="P34"><text:span text:style-name="T3">scientificlinux</text:span>: Scientific Linux </text:p>
        </text:list-item>
        <text:list-item>
          <text:p text:style-name="P34"><text:span text:style-name="T3">scientificlinuxcern</text:span>: Scientific Linux CERN </text:p>
        </text:list-item>
        <text:list-item>
          <text:p text:style-name="P34"><text:span text:style-name="T3">suse</text:span>: SUSE <text:s/></text:p>
        </text:list-item>
        <text:list-item>
          <text:p text:style-name="P34"><text:span text:style-name="T3">ubuntu</text:span>: Ubuntu </text:p>
        </text:list-item>
        <text:list-item>
          <text:p text:style-name="P34"><text:span text:style-name="T3">windowsvista</text:span>: Microsoft Windows Vista </text:p>
        </text:list-item>
        <text:list-item>
          <text:p text:style-name="P34"><text:span text:style-name="T3">windowsxp</text:span>: Microsoft Windows XP </text:p>
        </text:list-item>
      </text:list>
      <text:list xml:id="list2012994371" text:style-name="L4">
        <text:list-header>
          <text:p text:style-name="P35"/>
        </text:list-header>
      </text:list>
      <text:p text:style-name="Standard">In case of OperatingSystem the Name element of the Software structure embeded in the SoftwareRequirement is open enumeration with values of the GLUE2 OSName_t type: </text:p>
      <text:list xml:id="list499645465" text:style-name="L5">
        <text:list-item>
          <text:p text:style-name="P36"><text:span text:style-name="T3">aix</text:span>: AIX </text:p>
        </text:list-item>
        <text:list-item>
          <text:p text:style-name="P36"><text:span text:style-name="T3">centos</text:span>: CentOS </text:p>
        </text:list-item>
        <text:list-item>
          <text:p text:style-name="P36"><text:span text:style-name="T3">debian</text:span>: Debian </text:p>
        </text:list-item>
        <text:list-item>
          <text:p text:style-name="P36"><text:span text:style-name="T3">fedoracore</text:span>: RedHat Fedora </text:p>
        </text:list-item>
        <text:list-item>
          <text:p text:style-name="P36"><text:span text:style-name="T3">gentoo</text:span>: Gentoo Linux </text:p>
        </text:list-item>
        <text:list-item>
          <text:p text:style-name="P36"><text:span text:style-name="T3">leopard</text:span>: Mac OS X 10.5 (Leopard) </text:p>
        </text:list-item>
        <text:list-item>
          <text:p text:style-name="P37">linux-rocks<text:span text:style-name="T1">:</text:span></text:p>
        </text:list-item>
        <text:list-item>
          <text:p text:style-name="P36"><text:span text:style-name="T3">mandrake</text:span>: Mandrake </text:p>
        </text:list-item>
        <text:list-item>
          <text:p text:style-name="P36"><text:span text:style-name="T3">redhatenterpriseas</text:span>: RedHat Enterprise Server </text:p>
        </text:list-item>
        <text:list-item>
          <text:p text:style-name="P36"><text:span text:style-name="T3">scientificlinux</text:span>: Scientific Linux </text:p>
        </text:list-item>
        <text:list-item>
          <text:p text:style-name="P36"><text:span text:style-name="T3">scientificlinuxcern</text:span>: Scientific Linux CERN </text:p>
        </text:list-item>
        <text:list-item>
          <text:p text:style-name="P36"><text:span text:style-name="T3">suse</text:span>: SUSE <text:s/></text:p>
        </text:list-item>
        <text:list-item>
          <text:p text:style-name="P36"><text:span text:style-name="T3">ubuntu</text:span>: Ubuntu </text:p>
        </text:list-item>
        <text:list-item>
          <text:p text:style-name="P36"><text:span text:style-name="T3">windowsvista</text:span>: Microsoft Windows Vista </text:p>
        </text:list-item>
        <text:list-item>
          <text:p text:style-name="P36"><text:span text:style-name="T3">windowsxp</text:span>: Microsoft Windows XP </text:p>
        </text:list-item>
      </text:list>
      <text:p text:style-name="Standard"/>
      <text:p text:style-name="P21">Comment: new structure obsolates OperatingSystem, OperatingSystemType, OperatingSystemVerion, OperatingSystemName of the GFD136.</text:p>
      <text:list xml:id="list979756194" text:continue-list="list1451104897" text:style-name="List_20_1">
        <text:list-item text:start-value="1">
          <text:list>
            <text:list-item>
              <text:list>
                <text:list-item text:start-value="1">
                  <text:h text:style-name="P54" text:outline-level="3" text:restart-numbering="true" text:start-value="1">Platform</text:h>
                </text:list-item>
              </text:list>
            </text:list-item>
          </text:list>
        </text:list-item>
      </text:list>
      <text:p text:style-name="Standard">Optional element which speficies the platform architecture requirement to be provided for the grid <text:soft-page-break/>job. Multiplicity is one or one. There is no default value of this element. Its is an open enumeration with a values of the GLUE2 Platform_t type:</text:p>
      <text:p text:style-name="Standard"/>
      <text:list xml:id="list440897391" text:style-name="L6">
        <text:list-item>
          <text:p text:style-name="P38"><text:span text:style-name="T3">amd64</text:span>: AMD 64bit architecture </text:p>
        </text:list-item>
        <text:list-item>
          <text:p text:style-name="P38"><text:span text:style-name="T3">i386</text:span>: Intel 386 architecture </text:p>
        </text:list-item>
        <text:list-item>
          <text:p text:style-name="P38"><text:span text:style-name="T3">itanium</text:span>: Intel 64-bit architecture <text:s/></text:p>
        </text:list-item>
        <text:list-item>
          <text:p text:style-name="P38"><text:span text:style-name="T3">powerpc</text:span>: PowerPC architecture </text:p>
        </text:list-item>
        <text:list-item>
          <text:p text:style-name="P38"><text:span text:style-name="T3">sparc</text:span>: SPARC architecture </text:p>
        </text:list-item>
      </text:list>
      <text:p text:style-name="Standard"/>
      <text:p text:style-name="Standard">Comment: This element obsolates the CPUArchitecture and CPUArchitectureName of the GFD136.</text:p>
      <text:list xml:id="list1089278656" text:continue-list="list979756194" text:style-name="List_20_1">
        <text:list-item text:start-value="1">
          <text:list>
            <text:list-item>
              <text:list>
                <text:list-item text:start-value="1">
                  <text:h text:style-name="P54" text:outline-level="3" text:restart-numbering="true" text:start-value="1">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p text:style-name="Standard"/>
      <text:list xml:id="list904495293" text:style-name="L7">
        <text:list-item>
          <text:p text:style-name="P39"><text:span text:style-name="T3">100megabitethernet</text:span>: Network based on 100 MBit/s Ethernet technology </text:p>
        </text:list-item>
        <text:list-item>
          <text:p text:style-name="P39"><text:span text:style-name="T3">gigabitethernet</text:span>: Network based on 1 GBit/s Ethernet technology </text:p>
        </text:list-item>
        <text:list-item>
          <text:p text:style-name="P39"><text:span text:style-name="T3">infiniband</text:span>: Network based on Infiniband technology </text:p>
        </text:list-item>
        <text:list-item>
          <text:p text:style-name="P39"><text:span text:style-name="T3">myrinet</text:span>: Network based Myrinet technology </text:p>
        </text:list-item>
      </text:list>
      <text:list xml:id="list1439812011" text:continue-list="list1089278656" text:style-name="List_20_1">
        <text:list-item text:start-value="1">
          <text:list>
            <text:list-item>
              <text:list>
                <text:list-item text:start-value="1">
                  <text:h text:style-name="P54" text:outline-level="3" text:restart-numbering="true" text:start-value="1">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p text:style-name="Standard"/>
      <text:list xml:id="list1523762891" text:style-name="L8">
        <text:list-item>
          <text:p text:style-name="P40"><text:span text:style-name="T3">inbound</text:span>: inbound network is required to grid job</text:p>
        </text:list-item>
        <text:list-item>
          <text:p text:style-name="P40"><text:span text:style-name="T3">outbound</text:span>: outbond network is required to grid job</text:p>
        </text:list-item>
        <text:list-item>
          <text:p text:style-name="P40"><text:span text:style-name="T3">inoutbound</text:span>: both direction is required to grid job</text:p>
        </text:list-item>
      </text:list>
      <text:list xml:id="list158782128" text:continue-list="list1439812011" text:style-name="List_20_1">
        <text:list-item text:start-value="1">
          <text:list>
            <text:list-item>
              <text:list>
                <text:list-item text:start-value="1">
                  <text:h text:style-name="P54" text:outline-level="3" text:restart-numbering="true" text:start-value="1">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
      <text:p text:style-name="Standard">Comment: Sematically modified version of IndividualPhysicalMemory of the GFD136. This element together with the Slots is sufficient to request physical memory therefore TotalPhysicalMemory of the GFD136 is not used.</text:p>
      <text:list xml:id="list560583369" text:continue-numbering="true" text:style-name="List_20_1">
        <text:list-item>
          <text:list>
            <text:list-item>
              <text:list>
                <text:list-item>
                  <text:h text:style-name="P54" text:outline-level="3">IndividualVirtualMemory</text:h>
                </text:list-item>
              </text:list>
            </text:list-item>
          </text:list>
        </text:list-item>
      </text:list>
      <text:p text:style-name="Standard">This optional element is an integer range value specifying the amount of virtual memory required to be available on every node of the computing element used by (a multi slot) grid job. The amount is given in bytes. Multiplicity is zero or one.</text:p>
      <text:p text:style-name="Standard"/>
      <text:p text:style-name="Standard">Comment: sematically modified version of IndividualVirtualMemory of the GFD136. This element together with the Slots is sufficient to request physical memory therefore TotalVirtualMemory of the GFD136 is not used.</text:p>
      <text:list xml:id="list1945454688" text:continue-numbering="true" text:style-name="List_20_1">
        <text:list-item>
          <text:list>
            <text:list-item>
              <text:list>
                <text:list-item>
                  <text:h text:style-name="P54" text:outline-level="3"><text:soft-page-break/>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which obsolates IndividualDiskSpace, TotalDiskSpace, DiskSpace and Filesystem of the GFD136.</text:p>
      <text:list xml:id="list902463288" text:continue-numbering="true" text:style-name="List_20_1">
        <text:list-item>
          <text:list>
            <text:list-item>
              <text:list>
                <text:list-item>
                  <text:list>
                    <text:list-item>
                      <text:h text:style-name="P54" text:outline-level="3">DiskSpace</text:h>
                    </text:list-item>
                  </text:list>
                </text:list-item>
              </text:list>
            </text:list-item>
          </text:list>
        </text:list-item>
      </text:list>
      <text:p text:style-name="Text_20_body">This mandatory range value type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1255013949" text:continue-numbering="true" text:style-name="List_20_1">
        <text:list-item>
          <text:list>
            <text:list-item>
              <text:list>
                <text:list-item>
                  <text:list>
                    <text:list-item>
                      <text:h text:style-name="P54"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666591303" text:continue-numbering="true" text:style-name="List_20_1">
        <text:list-item>
          <text:list>
            <text:list-item>
              <text:list>
                <text:list-item>
                  <text:list>
                    <text:list-item>
                      <text:h text:style-name="P54"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2002352994" text:continue-numbering="true" text:style-name="List_20_1">
        <text:list-item>
          <text:list>
            <text:list-item>
              <text:list>
                <text:list-item>
                  <text:h text:style-name="P54"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list xml:id="list1562069315" text:continue-numbering="true" text:style-name="List_20_1">
        <text:list-item>
          <text:list>
            <text:list-item>
              <text:list>
                <text:list-item>
                  <text:h text:style-name="P54"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text:span text:style-name="T9">access</text:span> session directory in any way. It is closed enumeration with the following values:</text:p>
      <text:list xml:id="list701045468" text:style-name="L9">
        <text:list-item>
          <text:p text:style-name="P50"><text:span text:style-name="T3">readwrite:</text:span><text:span text:style-name="T1">both read and write access is required</text:span></text:p>
        </text:list-item>
        <text:list-item>
          <text:p text:style-name="P50"><text:span text:style-name="T3">read</text:span>: only read access is required.</text:p>
        </text:list-item>
      </text:list>
      <text:list xml:id="list1942923924" text:continue-list="list1562069315" text:style-name="List_20_1">
        <text:list-item text:start-value="1">
          <text:list>
            <text:list-item>
              <text:list>
                <text:list-item text:start-value="1">
                  <text:h text:style-name="P54" text:outline-level="3" text:restart-numbering="true" text:start-value="1">IndividualCPUTime</text:h>
                </text:list-item>
              </text:list>
            </text:list-item>
          </text:list>
        </text:list-item>
      </text:list>
      <text:p text:style-name="Standard">This is an optional scalable time element where the Value <text:span text:style-name="T9">sub-element</text:span> specifies the number of CPU seconds required individually on every node of the computing element used by (a multi slot) grid job. There is no default value of this element. Multiplicity is zero or one.</text:p>
      <text:p text:style-name="Standard"/>
      <text:p text:style-name="Standard">Comment: New <text:span text:style-name="T9">structure</text:span> which <text:span text:style-name="T9">obsoletes</text:span> the IndividualCPUTime of the GFD136.</text:p>
      <text:list xml:id="list1317585680" text:continue-numbering="true" text:style-name="List_20_1">
        <text:list-item>
          <text:list>
            <text:list-item>
              <text:list>
                <text:list-item>
                  <text:h text:style-name="P54"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text:soft-page-break/>Comment: New structure which <text:span text:style-name="T9">obsoletes</text:span> the TotalCPUTime of the GFD136. </text:p>
      <text:list xml:id="list1042687190" text:continue-numbering="true" text:style-name="List_20_1">
        <text:list-item>
          <text:list>
            <text:list-item>
              <text:list>
                <text:list-item>
                  <text:h text:style-name="P54"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text:span text:style-name="T9">job. There</text:span> is no default value of this element. Multiplicity is zero or one.</text:p>
      <text:p text:style-name="Standard"/>
      <text:p text:style-name="Standard">Comment: O<text:span text:style-name="T9">bsoletes</text:span> the WallTimeLimit of the Posix of the GFD 136.</text:p>
      <text:list xml:id="list61090457" text:continue-numbering="true" text:style-name="List_20_1">
        <text:list-item>
          <text:list>
            <text:list-item>
              <text:list>
                <text:list-item>
                  <text:h text:style-name="P54"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list xml:id="list1481658827" text:continue-numbering="true" text:style-name="List_20_1">
        <text:list-item>
          <text:list>
            <text:list-item>
              <text:list>
                <text:list-item>
                  <text:h text:style-name="P54" text:outline-level="3">Homogeneous</text:h>
                </text:list-item>
              </text:list>
            </text:list-item>
          </text:list>
        </text:list-item>
      </text:list>
      <text:p text:style-name="Text_20_body">This optional boolean element<text:span text:style-name="T1"> defines wether the job is required to be run on </text:span><text:span text:style-name="T10">computing</text:span><text:span text:style-name="T1"> element with a single type of Execution Environment as defined in the GLUE2 Homogenous attribute. Multiplicity zero or one. The default value is false. </text:span></text:p>
      <text:list xml:id="list1251066071" text:continue-numbering="true" text:style-name="List_20_1">
        <text:list-item>
          <text:list>
            <text:list-item>
              <text:list>
                <text:list-item>
                  <text:h text:style-name="P54" text:outline-level="3">Benchmark</text:h>
                </text:list-item>
              </text:list>
            </text:list-item>
          </text:list>
        </text:list-item>
      </text:list>
      <text:p text:style-name="Text_20_body">This complex optional element enables the request of clusters with specific benchmark results <text:span text:style-name="T9">advertised</text:span> <text:span text:style-name="T9">according</text:span> to the GLUE2 Benchmark element. Multiplicity is on or more. If multiple elements are given they are <text:span text:style-name="T9">connected</text:span> by OR logical operation.</text:p>
      <text:list xml:id="list1886598814" text:continue-numbering="true" text:style-name="List_20_1">
        <text:list-item>
          <text:list>
            <text:list-item>
              <text:list>
                <text:list-item>
                  <text:list>
                    <text:list-item>
                      <text:h text:style-name="P54"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936520140" text:style-name="L10">
        <text:list-item>
          <text:p text:style-name="P51">bogomips</text:p>
        </text:list-item>
        <text:list-item>
          <text:p text:style-name="P51">cfp2006</text:p>
        </text:list-item>
        <text:list-item>
          <text:p text:style-name="P51">cint2006</text:p>
        </text:list-item>
        <text:list-item>
          <text:p text:style-name="P51">linpack</text:p>
        </text:list-item>
        <text:list-item>
          <text:p text:style-name="P51">specfp2000</text:p>
        </text:list-item>
        <text:list-item>
          <text:p text:style-name="P51">specint2000</text:p>
        </text:list-item>
      </text:list>
      <text:list xml:id="list1701750237" text:continue-list="list1886598814" text:style-name="List_20_1">
        <text:list-item text:start-value="1">
          <text:list>
            <text:list-item>
              <text:list>
                <text:list-item>
                  <text:list>
                    <text:list-item text:start-value="1">
                      <text:h text:style-name="P54" text:outline-level="3" text:restart-numbering="true" text:start-value="1">Value</text:h>
                    </text:list-item>
                  </text:list>
                </text:list-item>
              </text:list>
            </text:list-item>
          </text:list>
        </text:list-item>
      </text:list>
      <text:p text:style-name="Text_20_body">Mandatory integer range element specify the requested result range of the benchmark defined by Type. Multiplicity is one. </text:p>
      <text:list xml:id="list213070160" text:continue-numbering="true" text:style-name="List_20_1">
        <text:list-item>
          <text:list>
            <text:list-item>
              <text:list>
                <text:list-item>
                  <text:h text:style-name="P54" text:outline-level="3">CEType</text:h>
                </text:list-item>
              </text:list>
            </text:list-item>
          </text:list>
        </text:list-item>
      </text:list>
      <text:p text:style-name="Standard">This optional<text:change-start text:change-id="ct458563200"/> SoftwareRequirement<text:change-end text:change-id="ct458563200"/> <text:change text:change-id="ct458563296"/>element defines the requested computing service implementation type. There is no default value of this element the Family sub element of the Software sub-element of the SoftwareRequirement is not used in the CEType. Multiplicity is one or more.<text:change text:change-id="ct458563056"/></text:p>
      <text:list xml:id="list298987218" text:continue-numbering="true" text:style-name="List_20_1">
        <text:list-item>
          <text:list>
            <text:list-item>
              <text:list>
                <text:list-item>
                  <text:h text:style-name="P54" text:outline-level="3"><text:soft-page-break/>SlotRequirement</text:h>
                </text:list-item>
              </text:list>
            </text:list-item>
          </text:list>
        </text:list-item>
      </text:list>
      <text:p text:style-name="Standard">This optional complex element specify the requested<text:span text:style-name="T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2"/>
      <text:p text:style-name="P22">Comment: Obsolates TotalCPUCount of the GFD 136 and reuses elements from the SPMD profile GFD 115.</text:p>
      <text:list xml:id="list1197970240" text:continue-numbering="true" text:style-name="List_20_1">
        <text:list-item>
          <text:list>
            <text:list-item>
              <text:list>
                <text:list-item>
                  <text:list>
                    <text:list-item>
                      <text:p text:style-name="P53">NumberOfSlots</text:p>
                    </text:list-item>
                  </text:list>
                </text:list-item>
              </text:list>
            </text:list-item>
          </text:list>
        </text:list-item>
      </text:list>
      <text:p text:style-name="P15">This mandatory integer range element specify the total number of slots where the separate instances of the executable of the parallel application (multi slot job) requested to run.</text:p>
      <text:p text:style-name="P15">Slot is a portion of exectubale time offerd by a logical CPU. Logical CPU correspondes to a CPU as visible by the Operating System running on either real or virtual machine. The slots can be thread, process etc. Multiplicity is one.</text:p>
      <text:list xml:id="list710680702" text:continue-numbering="true" text:style-name="List_20_1">
        <text:list-item>
          <text:list>
            <text:list-item>
              <text:list>
                <text:list-item>
                  <text:list>
                    <text:list-item>
                      <text:p text:style-name="P53">ProcessPerHost</text:p>
                    </text:list-item>
                  </text:list>
                </text:list-item>
              </text:list>
            </text:list-item>
          </text:list>
        </text:list-item>
      </text:list>
      <text:p text:style-name="P15">This optional integer element specifies the number of instances of the executable that the consuming system MUST start per host. There is no default value of this element. Multiplicity is zero or one.</text:p>
      <text:list xml:id="list1338045194" text:continue-numbering="true" text:style-name="List_20_1">
        <text:list-item>
          <text:list>
            <text:list-item>
              <text:list>
                <text:list-item>
                  <text:list>
                    <text:list-item>
                      <text:p text:style-name="P53">ThreadsPerProcesses</text:p>
                    </text:list-item>
                  </text:list>
                </text:list-item>
              </text:list>
            </text:list-item>
          </text:list>
        </text:list-item>
      </text:list>
      <text:p text:style-name="P15">This optional integer element specifies the number of threads per process (i.e., per instance of the executable). There is no default value of this element. Multiplicity is zero or one.</text:p>
      <text:list xml:id="list1308355468" text:continue-numbering="true" text:style-name="List_20_1">
        <text:list-item>
          <text:list>
            <text:list-item>
              <text:list>
                <text:list-item>
                  <text:list>
                    <text:list-item>
                      <text:p text:style-name="P53">SPMDVariation</text:p>
                    </text:list-item>
                  </text:list>
                </text:list-item>
              </text:list>
            </text:list-item>
          </text:list>
        </text:list-item>
      </text:list>
      <text:p text:style-name="P22">This optional element defines the type of multi-slot application. There is no default value of this element. It is a open enumeration with values of from the GFD 115.</text:p>
      <text:p text:style-name="P22"/>
      <text:list xml:id="list746971023" text:style-name="L11">
        <text:list-item>
          <text:p text:style-name="P41"><text:span text:style-name="T3">MPI</text:span>: Any MPI environment </text:p>
        </text:list-item>
        <text:list-item>
          <text:p text:style-name="P41"><text:span text:style-name="T3">GridMPI</text:span> :The GridMPI environment</text:p>
        </text:list-item>
        <text:list-item>
          <text:p text:style-name="P41"><text:span text:style-name="T3">IntelMPI</text:span>: The Intel MPI environment</text:p>
        </text:list-item>
        <text:list-item>
          <text:p text:style-name="P41"><text:span text:style-name="T3">LAM-MPI</text:span>: The LAM/MPI environment</text:p>
        </text:list-item>
        <text:list-item>
          <text:p text:style-name="P41"><text:span text:style-name="T3">MPICH1</text:span>: The MPICH version 1 environment</text:p>
        </text:list-item>
        <text:list-item>
          <text:p text:style-name="P41"><text:span text:style-name="T3">MPICH2</text:span>: The MPICH version 2 environment</text:p>
        </text:list-item>
        <text:list-item>
          <text:p text:style-name="P41"><text:span text:style-name="T3">MPICH-GM</text:span>: The MPICH-GM environment</text:p>
        </text:list-item>
        <text:list-item>
          <text:p text:style-name="P41"><text:span text:style-name="T3">MPICH-MX:</text:span> The MPICH-MX environment</text:p>
        </text:list-item>
        <text:list-item>
          <text:p text:style-name="P41"><text:span text:style-name="T3">MVAPICH</text:span>: The MVAPICH (MPI-1) environment</text:p>
        </text:list-item>
        <text:list-item>
          <text:p text:style-name="P41"><text:span text:style-name="T3">MVAPICH2</text:span>: The MVAPICH2 (MPI-2) environment</text:p>
        </text:list-item>
        <text:list-item>
          <text:p text:style-name="P41"><text:span text:style-name="T3">OpenMPI</text:span>: The Open MPI environment</text:p>
        </text:list-item>
        <text:list-item>
          <text:p text:style-name="P41"><text:span text:style-name="T3">POE:</text:span> The POE (IBM MPI) environment</text:p>
        </text:list-item>
        <text:list-item>
          <text:p text:style-name="P41"><text:span text:style-name="T3">PVM:</text:span> A Parallel Virtual Machine environment</text:p>
        </text:list-item>
      </text:list>
      <text:list xml:id="list529336690" text:continue-list="list1308355468" text:style-name="List_20_1">
        <text:list-item text:start-value="1">
          <text:list>
            <text:list-item>
              <text:list>
                <text:list-item text:start-value="1">
                  <text:h text:style-name="P54" text:outline-level="3" text:restart-numbering="true" text:start-value="1">CandidateTarget</text:h>
                </text:list-item>
              </text:list>
            </text:list-item>
          </text:list>
        </text:list-item>
      </text:list>
      <text:p text:style-name="P8">This optional complex element represents the computing service prefered to be used. Multiplicity is <text:s/>zero or more. There is no default value of this element.</text:p>
      <text:p text:style-name="P8"/>
      <text:p text:style-name="P8"><text:soft-page-break/>Comment: New structure which obsolates the CandidateHosts, HostName of the GFD 136.</text:p>
      <text:list xml:id="list768530603" text:continue-numbering="true" text:style-name="List_20_1">
        <text:list-item>
          <text:list>
            <text:list-item>
              <text:list>
                <text:list-item>
                  <text:list>
                    <text:list-item>
                      <text:p text:style-name="P52">EndPointURL</text:p>
                    </text:list-item>
                  </text:list>
                </text:list-item>
              </text:list>
            </text:list-item>
          </text:list>
        </text:list-item>
      </text:list>
      <text:p text:style-name="Text_20_body">This mandatory element contains the computing element endpoint's URL. Multiplicity is one.</text:p>
      <text:list xml:id="list811239210" text:continue-numbering="true" text:style-name="List_20_1">
        <text:list-item>
          <text:list>
            <text:list-item>
              <text:list>
                <text:list-item>
                  <text:list>
                    <text:list-item>
                      <text:p text:style-name="P52">QueueName</text:p>
                    </text:list-item>
                  </text:list>
                </text:list-item>
              </text:list>
            </text:list-item>
          </text:list>
        </text:list-item>
      </text:list>
      <text:p text:style-name="Text_20_body">This optional string element defines the name of the <text:span text:style-name="T9">preferred</text:span> queue. Multiplicity is zero or one. There is no default value of this element.</text:p>
      <text:list xml:id="list1355258961" text:continue-numbering="true" text:style-name="List_20_1">
        <text:list-item>
          <text:list>
            <text:list-item>
              <text:list>
                <text:list-item>
                  <text:h text:style-name="P54" text:outline-level="3">RunTimeEnvironment</text:h>
                </text:list-item>
              </text:list>
            </text:list-item>
          </text:list>
        </text:list-item>
      </text:list>
      <text:p text:style-name="Standard"><text:span text:style-name="T6">This optional </text:span><text:change text:change-id="ct458575696"/><text:change-start text:change-id="ct458577376"/><text:span text:style-name="T6">SoftwareRequirement </text:span><text:change-end text:change-id="ct458577376"/><text:span text:style-name="T6">element </text:span><text:change text:change-id="ct458579264"/><text:span text:style-name="T6">define</text:span><text:change-start text:change-id="ct458576416"/><text:span text:style-name="T6">s</text:span><text:change-end text:change-id="ct458576416"/><text:span text:style-name="T6"> the</text:span><text:change text:change-id="ct458576736"/><text:change text:change-id="ct458576640"/><text:change-start text:change-id="ct458577536"/><text:span text:style-name="T6"> </text:span><text:change-end text:change-id="ct458577536"/><text:change-start text:change-id="ct458577760"/><text:span text:style-name="T6">runtime </text:span><text:change-end text:change-id="ct458577760"/><text:change text:change-id="ct458420592"/><text:span text:style-name="T6">environment</text:span><text:change text:change-id="ct458578080"/><text:change text:change-id="ct458577984"/><text:change-start text:change-id="ct458578336"/><text:span text:style-name="T6"> required by the job</text:span><text:change-end text:change-id="ct458578336"/><text:span text:style-name="T6">. Multiplicity is zero or </text:span><text:change text:change-id="ct458578528"/><text:change-start text:change-id="ct458579536"/><text:span text:style-name="T6">one</text:span><text:change-end text:change-id="ct458579536"/><text:span text:style-name="T6">. There is no default value of this element.</text:span></text:p>
      <text:p text:style-name="P22"/>
      <text:p text:style-name="P8"><text:change text:change-id="ct458421872"/><text:change text:change-id="ct458421264"/>Comment: Complex element which obsolates the Application, ApplicationName, ApplicationVersion of the GFD 136.</text:p>
      <text:list xml:id="list709845092" text:continue-numbering="true" text:style-name="List_20_1">
        <text:list-item>
          <text:list>
            <text:list-item>
              <text:h text:style-name="P48" text:outline-level="2"><text:change text:change-id="ct458421024"/><text:change-start text:change-id="ct458576512"/>Data<text:change-end text:change-id="ct458576512"/>S<text:change-start text:change-id="ct458420400"/>taging<text:change-end text:change-id="ct458420400"/></text:h>
            </text:list-item>
          </text:list>
        </text:list-item>
      </text:list>
      <text:p text:style-name="Standard">Data staging is a optional complex element which <text:span text:style-name="T9">describes</text:span> all the files and directories should be transferred to the computing element (stage in) and the files and directories that should be transfered from the computing element (stage out). The data movement can be performed by both the client and execution <text:span text:style-name="T9">service. The</text:span> Data staging element is composed of File and Directory <text:span text:style-name="T9">sub-elements</text:span> which order is not significant. Multiplicity is zero or one. There is no default value of this element.</text:p>
      <text:p text:style-name="Standard"/>
      <text:p text:style-name="Standard">Comment: Largely redefines the DataStaging of the GFD 136.</text:p>
      <text:list xml:id="list178849806" text:continue-numbering="true" text:style-name="List_20_1">
        <text:list-item>
          <text:list>
            <text:list-item>
              <text:list>
                <text:list-item>
                  <text:h text:style-name="P54"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683114936" text:continue-numbering="true" text:style-name="List_20_1">
        <text:list-item>
          <text:list>
            <text:list-item>
              <text:list>
                <text:list-item>
                  <text:list>
                    <text:list-item>
                      <text:p text:style-name="P52">Name</text:p>
                    </text:list-item>
                  </text:list>
                </text:list-item>
              </text:list>
            </text:list-item>
          </text:list>
        </text:list-item>
      </text:list>
      <text:p text:style-name="Text_20_body">This <text:span text:style-name="T9">mandatory</text:span> string element defines the name of the staging object on the execution service. Multiplicity is one. The name is given as a relative path to the session directory or cache.</text:p>
      <text:list xml:id="list1896683784" text:continue-numbering="true" text:style-name="List_20_1">
        <text:list-item>
          <text:list>
            <text:list-item>
              <text:list>
                <text:list-item>
                  <text:list>
                    <text:list-item>
                      <text:p text:style-name="P52">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1548632914" text:continue-numbering="true" text:style-name="List_20_1">
        <text:list-item>
          <text:list>
            <text:list-item>
              <text:list>
                <text:list-item>
                  <text:list>
                    <text:list-item>
                      <text:list>
                        <text:list-item>
                          <text:p text:style-name="P56">URI</text:p>
                        </text:list-item>
                      </text:list>
                    </text:list-item>
                  </text:list>
                </text:list-item>
              </text:list>
            </text:list-item>
          </text:list>
        </text:list-item>
      </text:list>
      <text:p text:style-name="Text_20_body">This mandatory URI element defines the source location of the file. Multiplicity is one. It is up to a user to make sure the computing service or the client is able communicate to the given data source.</text:p>
      <text:list xml:id="list1603115252" text:continue-numbering="true" text:style-name="List_20_1">
        <text:list-item>
          <text:list>
            <text:list-item>
              <text:list>
                <text:list-item>
                  <text:list>
                    <text:list-item>
                      <text:list>
                        <text:list-item>
                          <text:p text:style-name="P52">DataIndexingService</text:p>
                        </text:list-item>
                      </text:list>
                    </text:list-item>
                  </text:list>
                </text:list-item>
              </text:list>
            </text:list-item>
          </text:list>
        </text:list-item>
      </text:list>
      <text:p text:style-name="P21">This optional URL element contains the location of the data indexing service. Multiplicity is zero or more. There is no default value of this element. It is up to a user to make sure the computing service <text:soft-page-break/>is able communicate to the given data indexing service.</text:p>
      <text:list xml:id="list312252749" text:continue-numbering="true" text:style-name="List_20_1">
        <text:list-item>
          <text:list>
            <text:list-item>
              <text:list>
                <text:list-item>
                  <text:list>
                    <text:list-item>
                      <text:list>
                        <text:list-item>
                          <text:p text:style-name="P56">Threads</text:p>
                        </text:list-item>
                      </text:list>
                    </text:list-item>
                  </text:list>
                </text:list-item>
              </text:list>
            </text:list-item>
          </text:list>
        </text:list-item>
      </text:list>
      <text:p text:style-name="Standard">This optional integer element defines the number of threads which can be optionally used by execution service <text:span text:style-name="T9">during</text:span> the <text:span text:style-name="T9">stag-in</text:span> process. The default value is 1. Multiplicity is zero or one.</text:p>
      <text:list xml:id="list813450469" text:continue-numbering="true" text:style-name="List_20_1">
        <text:list-item>
          <text:list>
            <text:list-item>
              <text:list>
                <text:list-item>
                  <text:list>
                    <text:list-item>
                      <text:p text:style-name="P52">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2012666975" text:continue-numbering="true" text:style-name="List_20_1">
        <text:list-item>
          <text:list>
            <text:list-item>
              <text:list>
                <text:list-item>
                  <text:list>
                    <text:list-item>
                      <text:list>
                        <text:list-item>
                          <text:p text:style-name="P52">URI</text:p>
                        </text:list-item>
                      </text:list>
                    </text:list-item>
                  </text:list>
                </text:list-item>
              </text:list>
            </text:list-item>
          </text:list>
        </text:list-item>
      </text:list>
      <text:p text:style-name="Text_20_body">This mandatory URI element defines the target location of the file. Multiplicity is one. It is up to a user to make sure the computing service or the client is able communicate to the given data target.</text:p>
      <text:list xml:id="list962972575" text:continue-numbering="true" text:style-name="List_20_1">
        <text:list-item>
          <text:list>
            <text:list-item>
              <text:list>
                <text:list-item>
                  <text:list>
                    <text:list-item>
                      <text:list>
                        <text:list-item>
                          <text:p text:style-name="P52">Threads</text:p>
                        </text:list-item>
                      </text:list>
                    </text:list-item>
                  </text:list>
                </text:list-item>
              </text:list>
            </text:list-item>
          </text:list>
        </text:list-item>
      </text:list>
      <text:p text:style-name="Standard">This optional integer element defines the number of threads which can be optionally used by execution service during the stag out process. The default value is 1. Multiplicity is zero or one.</text:p>
      <text:list xml:id="list327351880" text:continue-numbering="true" text:style-name="List_20_1">
        <text:list-item>
          <text:list>
            <text:list-item>
              <text:list>
                <text:list-item>
                  <text:list>
                    <text:list-item>
                      <text:list>
                        <text:list-item>
                          <text:p text:style-name="P52">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1181474840" text:continue-numbering="true" text:style-name="List_20_1">
        <text:list-item>
          <text:list>
            <text:list-item>
              <text:list>
                <text:list-item>
                  <text:list>
                    <text:list-item>
                      <text:list>
                        <text:list-item>
                          <text:p text:style-name="P52">DataIndexingService</text:p>
                        </text:list-item>
                      </text:list>
                    </text:list-item>
                  </text:list>
                </text:list-item>
              </text:list>
            </text:list-item>
          </text:list>
        </text:list-item>
      </text:list>
      <text:p text:style-name="P21">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497883365" text:continue-numbering="true" text:style-name="List_20_1">
        <text:list-item>
          <text:list>
            <text:list-item>
              <text:list>
                <text:list-item>
                  <text:list>
                    <text:list-item>
                      <text:list>
                        <text:list-item>
                          <text:p text:style-name="P52">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413474490" text:continue-numbering="true" text:style-name="List_20_1">
        <text:list-item>
          <text:list>
            <text:list-item>
              <text:list>
                <text:list-item>
                  <text:list>
                    <text:list-item>
                      <text:p text:style-name="P52">KeepData</text:p>
                    </text:list-item>
                  </text:list>
                </text:list-item>
              </text:list>
            </text:list-item>
          </text:list>
        </text:list-item>
      </text:list>
      <text:p text:style-name="Standard">This optional boolean element specify wether the file required to be keep in the session directory after <text:span text:style-name="T9">successful</text:span> stage out. Multiplicity is zero or one. The default value is false.</text:p>
      <text:list xml:id="list1240203032" text:continue-numbering="true" text:style-name="List_20_1">
        <text:list-item>
          <text:list>
            <text:list-item>
              <text:list>
                <text:list-item>
                  <text:list>
                    <text:list-item>
                      <text:p text:style-name="P52">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1847612336" text:continue-numbering="true" text:style-name="List_20_1">
        <text:list-item>
          <text:list>
            <text:list-item>
              <text:list>
                <text:list-item>
                  <text:list>
                    <text:list-item>
                      <text:p text:style-name="P52">DownloadToCache</text:p>
                    </text:list-item>
                  </text:list>
                </text:list-item>
              </text:list>
            </text:list-item>
          </text:list>
        </text:list-item>
      </text:list>
      <text:p text:style-name="Standard">This optional boolean value specifies if the file is to be <text:span text:style-name="T9">staged</text:span> in to the cache instead of the session directory. Multiplicity is zero or one. The default value is false.</text:p>
      <text:list xml:id="list1438526826" text:continue-numbering="true" text:style-name="List_20_1">
        <text:list-item>
          <text:list>
            <text:list-item>
              <text:list>
                <text:list-item>
                  <text:h text:style-name="P54" text:outline-level="3">Directory</text:h>
                </text:list-item>
              </text:list>
            </text:list-item>
          </text:list>
        </text:list-item>
      </text:list>
      <text:p text:style-name="Text_20_body">This is an optional complex element which defines stage in or stage out request of an entire <text:soft-page-break/>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text:span text:style-name="T9">files. The</text:span> involved data transfer operations are always assumed to be recursive.</text:p>
      <text:p text:style-name="Text_20_body">Currently the Directory element has the same set of sub-elements as the File element.</text:p>
      <text:list xml:id="list33514303" text:continue-numbering="true" text:style-name="List_20_1">
        <text:list-item>
          <text:list>
            <text:list-item>
              <text:h text:style-name="P47" text:outline-level="2"><text:change text:change-id="ct458587184"/><text:change-start text:change-id="ct458587280"/>JobMetaData<text:change-end text:change-id="ct458587280"/></text:h>
            </text:list-item>
          </text:list>
        </text:list-item>
      </text:list>
      <text:p text:style-name="P16">This is an optional complex element which describe the context in which the job description was generated and provide some further instruction how the specified requirements can be interpretered.</text:p>
      <text:p text:style-name="P16">Comment: new.</text:p>
      <text:list xml:id="list1865706301" text:continue-numbering="true" text:style-name="List_20_1">
        <text:list-item>
          <text:list>
            <text:list-item>
              <text:list>
                <text:list-item>
                  <text:h text:style-name="P54" text:outline-level="3">Author</text:h>
                </text:list-item>
              </text:list>
            </text:list-item>
          </text:list>
        </text:list-item>
      </text:list>
      <text:p text:style-name="P25">This optional string element may contain the identifier of the creator of the job description. Multiplicity zero or one. There is no default value of this element.</text:p>
      <text:list xml:id="list601118707" text:continue-numbering="true" text:style-name="List_20_1">
        <text:list-item>
          <text:list>
            <text:list-item>
              <text:list>
                <text:list-item>
                  <text:h text:style-name="P54" text:outline-level="3">DocumentExpiration</text:h>
                </text:list-item>
              </text:list>
            </text:list-item>
          </text:list>
        </text:list-item>
      </text:list>
      <text:p text:style-name="P8">This optional date element contains a date and time when the job request became irrelevant. Multiplicity is zero or one.<text:span text:style-name="T1">There is no default value of this element.</text:span></text:p>
      <text:list xml:id="list323080708" text:continue-numbering="true" text:style-name="List_20_1">
        <text:list-item>
          <text:list>
            <text:list-item>
              <text:list>
                <text:list-item>
                  <text:h text:style-name="P54" text:outline-level="3">Rank</text:h>
                </text:list-item>
              </text:list>
            </text:list-item>
          </text:list>
        </text:list-item>
      </text:list>
      <text:p text:style-name="P8">This optional string element states how to rank computing elements that have already met the other requirements. Multiplicity is zero or one. <text:span text:style-name="T1">There is no default value of this element.</text:span></text:p>
      <text:list xml:id="list262847387" text:continue-numbering="true" text:style-name="List_20_1">
        <text:list-item>
          <text:list>
            <text:list-item>
              <text:list>
                <text:list-item>
                  <text:h text:style-name="P54" text:outline-level="3">FuzzyRank</text:h>
                </text:list-item>
              </text:list>
            </text:list-item>
          </text:list>
        </text:list-item>
      </text:list>
      <text:p text:style-name="P26">This optional boolean element enables fuzzyness in the ranking computation. Multiplicity is zero of one. The default value is false.</text:p>
      <text:p text:style-name="P26"/>
      <text:list xml:id="list1533702724" text:continue-numbering="true" text:style-name="List_20_1">
        <text:list-item>
          <text:h text:style-name="P44" text:outline-level="1"><text:span text:style-name="T1">XML Ren</text:span><text:change text:change-id="ct458589008"/><text:change-start text:change-id="ct458589328"/><text:span text:style-name="T1">dering</text:span><text:change-end text:change-id="ct458589328"/><text:change-start text:change-id="ct458585664"/></text:h>
        </text:list-item>
      </text:list>
      <text:p text:style-name="Standard">Below the Root element and high level structure of the XML representation of the data model.</text:p>
      <text:p text:style-name="Standard"/>
      <text:p text:style-name="P28"><text:span text:style-name="T8">&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458585664"/><text:span text:style-name="T8">/</text:span><text:change-start text:change-id="ct458577216"/><text:span text:style-name="T8">&gt;?<text:line-break/>&lt;/JobSepcification&gt;</text:span><text:change-end text:change-id="ct458577216"/></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non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 style:class="text" style:master-page-name="">
      <style:paragraph-properties fo:margin-top="0.423cm" fo:margin-bottom="0.212cm"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prefix=" " style:num-suffix=" " style:num-format="1">
        <style:list-level-properties text:min-label-width="0.508cm"/>
      </text:list-level-style-number>
      <text:list-level-style-number text:level="2" style:num-prefix=" " style:num-suffix=" " style:num-format="1" text:display-levels="2">
        <style:list-level-properties text:min-label-width="0.508cm"/>
      </text:list-level-style-number>
      <text:list-level-style-number text:level="3" style:num-prefix=" " style:num-suffix=" " style:num-format="1" text:display-levels="3">
        <style:list-level-properties text:min-label-width="0.508cm"/>
      </text:list-level-style-number>
      <text:list-level-style-number text:level="4" style:num-prefix=" " style:num-suffix=" " style:num-format="1" text:display-levels="4">
        <style:list-level-properties text:min-label-width="0.508cm"/>
      </text:list-level-style-number>
      <text:list-level-style-number text:level="5" style:num-prefix=" " style:num-suffix=" " style:num-format="1" text:display-levels="5">
        <style:list-level-properties text:min-label-width="0.508cm"/>
      </text:list-level-style-number>
      <text:list-level-style-number text:level="6" style:num-prefix=" " style:num-suffix=" " style:num-format="1" text:display-levels="6">
        <style:list-level-properties text:min-label-width="0.508cm"/>
      </text:list-level-style-number>
      <text:list-level-style-number text:level="7" style:num-prefix=" " style:num-suffix=" " style:num-format="1" text:display-levels="7">
        <style:list-level-properties text:min-label-width="0.508cm"/>
      </text:list-level-style-number>
      <text:list-level-style-number text:level="8" style:num-prefix=" " style:num-suffix=" " style:num-format="1" text:display-levels="8">
        <style:list-level-properties text:min-label-width="0.508cm"/>
      </text:list-level-style-number>
      <text:list-level-style-number text:level="9" style:num-prefix=" " style:num-suffix=" " style:num-format="1" text:display-levels="9">
        <style:list-level-properties text:min-label-width="0.508cm"/>
      </text:list-level-style-number>
      <text:list-level-style-number text:level="10"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prefix=" " style:num-suffix=" " style:num-format="1">
        <style:list-level-properties text:min-label-width="0.381cm"/>
      </text:list-level-style-number>
      <text:list-level-style-number text:level="2" text:style-name="Numbering_20_Symbols" style:num-prefix=" " style:num-suffix=" " style:num-format="1" text:start-value="2" text:display-levels="2">
        <style:list-level-properties text:min-label-width="0.381cm"/>
      </text:list-level-style-number>
      <text:list-level-style-number text:level="3" text:style-name="Numbering_20_Symbols" style:num-prefix=" " style:num-suffix=" " style:num-format="1" text:start-value="3" text:display-levels="3">
        <style:list-level-properties text:min-label-width="0.381cm"/>
      </text:list-level-style-number>
      <text:list-level-style-number text:level="4" text:style-name="Numbering_20_Symbols" style:num-prefix=" " style:num-suffix=" " style:num-format="1" text:start-value="4" text:display-levels="4">
        <style:list-level-properties text:min-label-width="0.381cm"/>
      </text:list-level-style-number>
      <text:list-level-style-number text:level="5" text:style-name="Numbering_20_Symbols" style:num-prefix=" " style:num-suffix=" " style:num-format="1" text:start-value="5" text:display-levels="5">
        <style:list-level-properties text:min-label-width="0.381cm"/>
      </text:list-level-style-number>
      <text:list-level-style-number text:level="6" text:style-name="Numbering_20_Symbols" style:num-prefix=" " style:num-suffix=" " style:num-format="1" text:start-value="6" text:display-levels="6">
        <style:list-level-properties text:min-label-width="0.381cm"/>
      </text:list-level-style-number>
      <text:list-level-style-number text:level="7" text:style-name="Numbering_20_Symbols" style:num-prefix=" " style:num-suffix=" " style:num-format="1" text:start-value="7" text:display-levels="7">
        <style:list-level-properties text:min-label-width="0.381cm"/>
      </text:list-level-style-number>
      <text:list-level-style-number text:level="8" text:style-name="Numbering_20_Symbols" style:num-prefix=" " style:num-suffix=" " style:num-format="1" text:start-value="8" text:display-levels="8">
        <style:list-level-properties text:min-label-width="0.381cm"/>
      </text:list-level-style-number>
      <text:list-level-style-number text:level="9" text:style-name="Numbering_20_Symbols" style:num-prefix=" " style:num-suffix=" " style:num-format="1" text:start-value="9" text:display-levels="9">
        <style:list-level-properties text:min-label-width="0.381cm"/>
      </text:list-level-style-number>
      <text:list-level-style-number text:level="10" text:style-name="Numbering_20_Symbols" style:num-prefix=" " style:num-suffix=" " style:num-format="1" text:start-value="10" text:display-levels="10">
        <style:list-level-properties text:min-label-width="0.38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5$Build-9350</meta:generator>
    <meta:creation-date>2009-07-16T14:28:29</meta:creation-date>
    <dc:date>2010-10-29T11:00:41</dc:date>
    <meta:editing-cycles>20</meta:editing-cycles>
    <meta:editing-duration>PT07H02M32S</meta:editing-duration>
    <meta:document-statistic meta:table-count="0" meta:image-count="0" meta:object-count="0" meta:page-count="15" meta:paragraph-count="482" meta:word-count="5047" meta:character-count="32145"/>
    <dc:creator>Gabor Roczei</dc:creator>
    <meta:user-defined meta:name="Info 1"/>
    <meta:user-defined meta:name="Info 2"/>
    <meta:user-defined meta:name="Info 3"/>
    <meta:user-defined meta:name="Info 4"/>
  </office:meta>
</office:document-meta>
</file>